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graphics>
      <draw:page draw:name="page1" draw:style-name="dp1" draw:master-page-name="Default">
        <draw:frame draw:style-name="gr1" draw:layer="layout" svg:width="25.559cm" svg:height="17.136cm" svg:x="1.181cm" svg:y="0.954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addeus Diamond</meta:initial-creator>
    <meta:creation-date>2012-01-19T16:22:42</meta:creation-date>
    <dc:date>2012-01-19T16:25:29</dc:date>
    <dc:creator>Thaddeus Diamond</dc:creator>
    <meta:editing-duration>PT2M47S</meta:editing-duration>
    <meta:editing-cycles>1</meta:editing-cycles>
    <meta:document-statistic meta:object-count="1"/>
    <meta:generator>LibreOffice/3.4$Unix LibreOffice_project/340m1$Build-1206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5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fals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false"/>
      <style:graphic-properties draw:stroke="none" svg:stroke-width="0.08cm" svg:stroke-color="#aecf00" draw:fill-color="#aecf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950e" draw:fill-color="#ff95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false"/>
      <style:graphic-properties draw:stroke="none" svg:stroke-width="0.08cm" svg:stroke-color="#0084d1" draw:fill-color="#0084d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56cm" svg:height="17.137cm" xlink:href="." xlink:type="simple" chart:class="chart:scatter" chart:style-name="ch1">
        <chart:legend svg:x="21.948cm" svg:y="2.872cm" style:legend-expansion="custom" chartooo:width="2.986cm" chartooo:height="7.027cm" style:legend-expansion-aspect-ratio="0.424932403586168" chart:style-name="ch2"/>
        <chart:plot-area chart:style-name="ch3" chart:data-source-has-labels="both" svg:x="1.878cm" svg:y="1.644cm" svg:width="20.007cm" svg:height="13.485cm">
          <chartooo:coordinate-region svg:x="2.791cm" svg:y="1.843cm" svg:width="18.762cm" svg:height="12.639cm"/>
          <chart:axis chart:dimension="x" chart:name="primary-x" chart:style-name="ch4" chartooo:axis-type="auto">
            <chart:title svg:x="8.994cm" svg:y="15.471cm" chart:style-name="ch5">
              <text:p>X Position (Kinect Units)</text:p>
            </chart:title>
            <chart:categories table:cell-range-address="local-table.$A$2:.$A$104"/>
          </chart:axis>
          <chart:axis chart:dimension="y" chart:name="primary-y" chart:style-name="ch6">
            <chart:title svg:x="0.467cm" svg:y="11.286cm" chart:style-name="ch7">
              <text:p>Y Position (Kinect Units)</text:p>
            </chart:title>
            <chart:grid chart:style-name="ch8" chart:class="major"/>
          </chart:axis>
          <chart:series chart:style-name="ch9" chart:values-cell-range-address="local-table.$C$2:.$C$104" chart:label-cell-address="local-table.$C$1" chart:class="chart:scatter">
            <chart:domain table:cell-range-address="local-table.$B$2:.$B$104"/>
            <chart:data-point chart:repeated="103"/>
          </chart:series>
          <chart:series chart:style-name="ch10" chart:values-cell-range-address="local-table.$E$2:.$E$104" chart:label-cell-address="local-table.$E$1" chart:class="chart:scatter">
            <chart:domain table:cell-range-address="local-table.$D$2:.$D$104"/>
            <chart:data-point chart:repeated="103"/>
          </chart:series>
          <chart:series chart:style-name="ch11" chart:values-cell-range-address="local-table.$G$2:.$G$104" chart:label-cell-address="local-table.$G$1" chart:class="chart:scatter">
            <chart:domain table:cell-range-address="local-table.$F$2:.$F$104"/>
            <chart:data-point chart:repeated="103"/>
          </chart:series>
          <chart:series chart:style-name="ch12" chart:values-cell-range-address="local-table.$I$2:.$I$104" chart:label-cell-address="local-table.$I$1" chart:class="chart:scatter">
            <chart:domain table:cell-range-address="local-table.$H$2:.$H$104"/>
            <chart:data-point chart:repeated="103"/>
          </chart:series>
          <chart:series chart:style-name="ch13" chart:values-cell-range-address="local-table.$K$2:.$K$104" chart:label-cell-address="local-table.$K$1" chart:class="chart:scatter">
            <chart:domain table:cell-range-address="local-table.$J$2:.$J$104"/>
            <chart:data-point chart:repeated="103"/>
          </chart:series>
          <chart:series chart:style-name="ch14" chart:values-cell-range-address="local-table.$M$2:.$M$104" chart:label-cell-address="local-table.$M$1" chart:class="chart:scatter">
            <chart:domain table:cell-range-address="local-table.$L$2:.$L$104"/>
            <chart:data-point chart:repeated="103"/>
          </chart:series>
          <chart:series chart:style-name="ch15" chart:values-cell-range-address="local-table.$O$2:.$O$104" chart:label-cell-address="local-table.$O$1" chart:class="chart:scatter">
            <chart:domain table:cell-range-address="local-table.$N$2:.$N$104"/>
            <chart:data-point chart:repeated="10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tore</text:p>
              </table:table-cell>
              <table:table-cell office:value-type="string">
                <text:p/>
              </table:table-cell>
              <table:table-cell office:value-type="string">
                <text:p>coat</text:p>
              </table:table-cell>
              <table:table-cell office:value-type="string">
                <text:p/>
              </table:table-cell>
              <table:table-cell office:value-type="string">
                <text:p>drive</text:p>
              </table:table-cell>
              <table:table-cell office:value-type="string">
                <text:p/>
              </table:table-cell>
              <table:table-cell office:value-type="string">
                <text:p>in</text:p>
              </table:table-cell>
              <table:table-cell office:value-type="string">
                <text:p/>
              </table:table-cell>
              <table:table-cell office:value-type="string">
                <text:p>out</text:p>
              </table:table-cell>
              <table:table-cell office:value-type="string">
                <text:p/>
              </table:table-cell>
              <table:table-cell office:value-type="string">
                <text:p>school</text:p>
              </table:table-cell>
              <table:table-cell office:value-type="string">
                <text:p/>
              </table:table-cell>
              <table:table-cell office:value-type="string">
                <text:p>sho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7246">
                <text:p>-0.07246</text:p>
              </table:table-cell>
              <table:table-cell office:value-type="float" office:value="0.31061">
                <text:p>0.31061</text:p>
              </table:table-cell>
              <table:table-cell office:value-type="float" office:value="-0.04426">
                <text:p>-0.04426</text:p>
              </table:table-cell>
              <table:table-cell office:value-type="float" office:value="0.10709">
                <text:p>0.10709</text:p>
              </table:table-cell>
              <table:table-cell office:value-type="float" office:value="-0.06301">
                <text:p>-0.06301</text:p>
              </table:table-cell>
              <table:table-cell office:value-type="float" office:value="0.29264">
                <text:p>0.29264</text:p>
              </table:table-cell>
              <table:table-cell office:value-type="float" office:value="-0.03891">
                <text:p>-0.03891</text:p>
              </table:table-cell>
              <table:table-cell office:value-type="float" office:value="0.10025">
                <text:p>0.10025</text:p>
              </table:table-cell>
              <table:table-cell office:value-type="float" office:value="-0.00275">
                <text:p>-0.00275</text:p>
              </table:table-cell>
              <table:table-cell office:value-type="float" office:value="0.27142">
                <text:p>0.27142</text:p>
              </table:table-cell>
              <table:table-cell office:value-type="float" office:value="-0.05548">
                <text:p>-0.05548</text:p>
              </table:table-cell>
              <table:table-cell office:value-type="float" office:value="0.19283">
                <text:p>0.19283</text:p>
              </table:table-cell>
              <table:table-cell office:value-type="float" office:value="-0.0743">
                <text:p>-0.0743</text:p>
              </table:table-cell>
              <table:table-cell office:value-type="float" office:value="0.26386">
                <text:p>0.2638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7768">
                <text:p>-0.07768</text:p>
              </table:table-cell>
              <table:table-cell office:value-type="float" office:value="0.33895">
                <text:p>0.33895</text:p>
              </table:table-cell>
              <table:table-cell office:value-type="float" office:value="-0.04499">
                <text:p>-0.04499</text:p>
              </table:table-cell>
              <table:table-cell office:value-type="float" office:value="0.10742">
                <text:p>0.10742</text:p>
              </table:table-cell>
              <table:table-cell office:value-type="float" office:value="-0.06812">
                <text:p>-0.06812</text:p>
              </table:table-cell>
              <table:table-cell office:value-type="float" office:value="0.27387">
                <text:p>0.27387</text:p>
              </table:table-cell>
              <table:table-cell office:value-type="float" office:value="-0.03561">
                <text:p>-0.03561</text:p>
              </table:table-cell>
              <table:table-cell office:value-type="float" office:value="0.07337">
                <text:p>0.07337</text:p>
              </table:table-cell>
              <table:table-cell office:value-type="float" office:value="0.00523">
                <text:p>0.00523</text:p>
              </table:table-cell>
              <table:table-cell office:value-type="float" office:value="0.26458">
                <text:p>0.26458</text:p>
              </table:table-cell>
              <table:table-cell office:value-type="float" office:value="-0.04998">
                <text:p>-0.04998</text:p>
              </table:table-cell>
              <table:table-cell office:value-type="float" office:value="0.18205">
                <text:p>0.18205</text:p>
              </table:table-cell>
              <table:table-cell office:value-type="float" office:value="-0.06667">
                <text:p>-0.06667</text:p>
              </table:table-cell>
              <table:table-cell office:value-type="float" office:value="0.25408">
                <text:p>0.254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8062">
                <text:p>-0.08062</text:p>
              </table:table-cell>
              <table:table-cell office:value-type="float" office:value="0.35488">
                <text:p>0.35488</text:p>
              </table:table-cell>
              <table:table-cell office:value-type="float" office:value="-0.0451">
                <text:p>-0.0451</text:p>
              </table:table-cell>
              <table:table-cell office:value-type="float" office:value="0.10747">
                <text:p>0.10747</text:p>
              </table:table-cell>
              <table:table-cell office:value-type="float" office:value="-0.06958">
                <text:p>-0.06958</text:p>
              </table:table-cell>
              <table:table-cell office:value-type="float" office:value="0.26734">
                <text:p>0.26734</text:p>
              </table:table-cell>
              <table:table-cell office:value-type="float" office:value="-0.03357">
                <text:p>-0.03357</text:p>
              </table:table-cell>
              <table:table-cell office:value-type="float" office:value="0.05805">
                <text:p>0.05805</text:p>
              </table:table-cell>
              <table:table-cell office:value-type="float" office:value="0.009">
                <text:p>0.009</text:p>
              </table:table-cell>
              <table:table-cell office:value-type="float" office:value="0.26178">
                <text:p>0.26178</text:p>
              </table:table-cell>
              <table:table-cell office:value-type="float" office:value="-0.04554">
                <text:p>-0.04554</text:p>
              </table:table-cell>
              <table:table-cell office:value-type="float" office:value="0.17753">
                <text:p>0.17753</text:p>
              </table:table-cell>
              <table:table-cell office:value-type="float" office:value="-0.07416">
                <text:p>-0.07416</text:p>
              </table:table-cell>
              <table:table-cell office:value-type="float" office:value="0.23711">
                <text:p>0.237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8064">
                <text:p>-0.08064</text:p>
              </table:table-cell>
              <table:table-cell office:value-type="float" office:value="0.35504">
                <text:p>0.35504</text:p>
              </table:table-cell>
              <table:table-cell office:value-type="float" office:value="-0.04519">
                <text:p>-0.04519</text:p>
              </table:table-cell>
              <table:table-cell office:value-type="float" office:value="0.10751">
                <text:p>0.10751</text:p>
              </table:table-cell>
              <table:table-cell office:value-type="float" office:value="-0.07052">
                <text:p>-0.07052</text:p>
              </table:table-cell>
              <table:table-cell office:value-type="float" office:value="0.26356">
                <text:p>0.26356</text:p>
              </table:table-cell>
              <table:table-cell office:value-type="float" office:value="-0.03411">
                <text:p>-0.03411</text:p>
              </table:table-cell>
              <table:table-cell office:value-type="float" office:value="0.05868">
                <text:p>0.05868</text:p>
              </table:table-cell>
              <table:table-cell office:value-type="float" office:value="0.01138">
                <text:p>0.01138</text:p>
              </table:table-cell>
              <table:table-cell office:value-type="float" office:value="0.26006">
                <text:p>0.26006</text:p>
              </table:table-cell>
              <table:table-cell office:value-type="float" office:value="-0.04215">
                <text:p>-0.04215</text:p>
              </table:table-cell>
              <table:table-cell office:value-type="float" office:value="0.19496">
                <text:p>0.19496</text:p>
              </table:table-cell>
              <table:table-cell office:value-type="float" office:value="-0.07643">
                <text:p>-0.07643</text:p>
              </table:table-cell>
              <table:table-cell office:value-type="float" office:value="0.23579">
                <text:p>0.235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8093">
                <text:p>-0.08093</text:p>
              </table:table-cell>
              <table:table-cell office:value-type="float" office:value="0.35537">
                <text:p>0.35537</text:p>
              </table:table-cell>
              <table:table-cell office:value-type="float" office:value="-0.04526">
                <text:p>-0.04526</text:p>
              </table:table-cell>
              <table:table-cell office:value-type="float" office:value="0.10753">
                <text:p>0.10753</text:p>
              </table:table-cell>
              <table:table-cell office:value-type="float" office:value="-0.07135">
                <text:p>-0.07135</text:p>
              </table:table-cell>
              <table:table-cell office:value-type="float" office:value="0.26291">
                <text:p>0.26291</text:p>
              </table:table-cell>
              <table:table-cell office:value-type="float" office:value="-0.0346">
                <text:p>-0.0346</text:p>
              </table:table-cell>
              <table:table-cell office:value-type="float" office:value="0.05939">
                <text:p>0.05939</text:p>
              </table:table-cell>
              <table:table-cell office:value-type="float" office:value="0.01301">
                <text:p>0.01301</text:p>
              </table:table-cell>
              <table:table-cell office:value-type="float" office:value="0.25902">
                <text:p>0.25902</text:p>
              </table:table-cell>
              <table:table-cell office:value-type="float" office:value="-0.02924">
                <text:p>-0.02924</text:p>
              </table:table-cell>
              <table:table-cell office:value-type="float" office:value="0.22958">
                <text:p>0.22958</text:p>
              </table:table-cell>
              <table:table-cell office:value-type="float" office:value="-0.07793">
                <text:p>-0.07793</text:p>
              </table:table-cell>
              <table:table-cell office:value-type="float" office:value="0.23506">
                <text:p>0.235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8105">
                <text:p>-0.08105</text:p>
              </table:table-cell>
              <table:table-cell office:value-type="float" office:value="0.35547">
                <text:p>0.35547</text:p>
              </table:table-cell>
              <table:table-cell office:value-type="float" office:value="-0.0453">
                <text:p>-0.0453</text:p>
              </table:table-cell>
              <table:table-cell office:value-type="float" office:value="0.10751">
                <text:p>0.10751</text:p>
              </table:table-cell>
              <table:table-cell office:value-type="float" office:value="-0.07185">
                <text:p>-0.07185</text:p>
              </table:table-cell>
              <table:table-cell office:value-type="float" office:value="0.2649">
                <text:p>0.2649</text:p>
              </table:table-cell>
              <table:table-cell office:value-type="float" office:value="-0.03491">
                <text:p>-0.03491</text:p>
              </table:table-cell>
              <table:table-cell office:value-type="float" office:value="0.06001">
                <text:p>0.06001</text:p>
              </table:table-cell>
              <table:table-cell office:value-type="float" office:value="0.01386">
                <text:p>0.01386</text:p>
              </table:table-cell>
              <table:table-cell office:value-type="float" office:value="0.2586">
                <text:p>0.2586</text:p>
              </table:table-cell>
              <table:table-cell office:value-type="float" office:value="-0.01895">
                <text:p>-0.01895</text:p>
              </table:table-cell>
              <table:table-cell office:value-type="float" office:value="0.24937">
                <text:p>0.24937</text:p>
              </table:table-cell>
              <table:table-cell office:value-type="float" office:value="-0.0794">
                <text:p>-0.0794</text:p>
              </table:table-cell>
              <table:table-cell office:value-type="float" office:value="0.2338">
                <text:p>0.23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7968">
                <text:p>-0.07968</text:p>
              </table:table-cell>
              <table:table-cell office:value-type="float" office:value="0.34749">
                <text:p>0.34749</text:p>
              </table:table-cell>
              <table:table-cell office:value-type="float" office:value="-0.04531">
                <text:p>-0.04531</text:p>
              </table:table-cell>
              <table:table-cell office:value-type="float" office:value="0.10743">
                <text:p>0.10743</text:p>
              </table:table-cell>
              <table:table-cell office:value-type="float" office:value="-0.07217">
                <text:p>-0.07217</text:p>
              </table:table-cell>
              <table:table-cell office:value-type="float" office:value="0.26689">
                <text:p>0.26689</text:p>
              </table:table-cell>
              <table:table-cell office:value-type="float" office:value="-0.03629">
                <text:p>-0.03629</text:p>
              </table:table-cell>
              <table:table-cell office:value-type="float" office:value="0.06867">
                <text:p>0.06867</text:p>
              </table:table-cell>
              <table:table-cell office:value-type="float" office:value="0.01403">
                <text:p>0.01403</text:p>
              </table:table-cell>
              <table:table-cell office:value-type="float" office:value="0.25868">
                <text:p>0.25868</text:p>
              </table:table-cell>
              <table:table-cell office:value-type="float" office:value="-0.00193">
                <text:p>-0.00193</text:p>
              </table:table-cell>
              <table:table-cell office:value-type="float" office:value="0.26047">
                <text:p>0.26047</text:p>
              </table:table-cell>
              <table:table-cell office:value-type="float" office:value="-0.08056">
                <text:p>-0.08056</text:p>
              </table:table-cell>
              <table:table-cell office:value-type="float" office:value="0.23925">
                <text:p>0.239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7868">
                <text:p>-0.07868</text:p>
              </table:table-cell>
              <table:table-cell office:value-type="float" office:value="0.34163">
                <text:p>0.34163</text:p>
              </table:table-cell>
              <table:table-cell office:value-type="float" office:value="-0.04529">
                <text:p>-0.04529</text:p>
              </table:table-cell>
              <table:table-cell office:value-type="float" office:value="0.10731">
                <text:p>0.10731</text:p>
              </table:table-cell>
              <table:table-cell office:value-type="float" office:value="-0.07245">
                <text:p>-0.07245</text:p>
              </table:table-cell>
              <table:table-cell office:value-type="float" office:value="0.26668">
                <text:p>0.26668</text:p>
              </table:table-cell>
              <table:table-cell office:value-type="float" office:value="-0.0375">
                <text:p>-0.0375</text:p>
              </table:table-cell>
              <table:table-cell office:value-type="float" office:value="0.07609">
                <text:p>0.07609</text:p>
              </table:table-cell>
              <table:table-cell office:value-type="float" office:value="0.01339">
                <text:p>0.01339</text:p>
              </table:table-cell>
              <table:table-cell office:value-type="float" office:value="0.25924">
                <text:p>0.25924</text:p>
              </table:table-cell>
              <table:table-cell office:value-type="float" office:value="-0.00494">
                <text:p>-0.00494</text:p>
              </table:table-cell>
              <table:table-cell office:value-type="float" office:value="0.26824">
                <text:p>0.26824</text:p>
              </table:table-cell>
              <table:table-cell office:value-type="float" office:value="-0.08091">
                <text:p>-0.08091</text:p>
              </table:table-cell>
              <table:table-cell office:value-type="float" office:value="0.2439">
                <text:p>0.24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7809">
                <text:p>-0.07809</text:p>
              </table:table-cell>
              <table:table-cell office:value-type="float" office:value="0.33795">
                <text:p>0.33795</text:p>
              </table:table-cell>
              <table:table-cell office:value-type="float" office:value="-0.04257">
                <text:p>-0.04257</text:p>
              </table:table-cell>
              <table:table-cell office:value-type="float" office:value="0.10485">
                <text:p>0.10485</text:p>
              </table:table-cell>
              <table:table-cell office:value-type="float" office:value="-0.07301">
                <text:p>-0.07301</text:p>
              </table:table-cell>
              <table:table-cell office:value-type="float" office:value="0.25785">
                <text:p>0.25785</text:p>
              </table:table-cell>
              <table:table-cell office:value-type="float" office:value="-0.03785">
                <text:p>-0.03785</text:p>
              </table:table-cell>
              <table:table-cell office:value-type="float" office:value="0.08162">
                <text:p>0.08162</text:p>
              </table:table-cell>
              <table:table-cell office:value-type="float" office:value="0.0126">
                <text:p>0.0126</text:p>
              </table:table-cell>
              <table:table-cell office:value-type="float" office:value="0.25995">
                <text:p>0.25995</text:p>
              </table:table-cell>
              <table:table-cell office:value-type="float" office:value="-0.00715">
                <text:p>-0.00715</text:p>
              </table:table-cell>
              <table:table-cell office:value-type="float" office:value="0.27417">
                <text:p>0.27417</text:p>
              </table:table-cell>
              <table:table-cell office:value-type="float" office:value="-0.08103">
                <text:p>-0.08103</text:p>
              </table:table-cell>
              <table:table-cell office:value-type="float" office:value="0.24641">
                <text:p>0.246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7776">
                <text:p>-0.07776</text:p>
              </table:table-cell>
              <table:table-cell office:value-type="float" office:value="0.33568">
                <text:p>0.33568</text:p>
              </table:table-cell>
              <table:table-cell office:value-type="float" office:value="-0.04184">
                <text:p>-0.04184</text:p>
              </table:table-cell>
              <table:table-cell office:value-type="float" office:value="0.10406">
                <text:p>0.10406</text:p>
              </table:table-cell>
              <table:table-cell office:value-type="float" office:value="-0.0735">
                <text:p>-0.0735</text:p>
              </table:table-cell>
              <table:table-cell office:value-type="float" office:value="0.24563">
                <text:p>0.24563</text:p>
              </table:table-cell>
              <table:table-cell office:value-type="float" office:value="-0.03792">
                <text:p>-0.03792</text:p>
              </table:table-cell>
              <table:table-cell office:value-type="float" office:value="0.08571">
                <text:p>0.08571</text:p>
              </table:table-cell>
              <table:table-cell office:value-type="float" office:value="0.01174">
                <text:p>0.01174</text:p>
              </table:table-cell>
              <table:table-cell office:value-type="float" office:value="0.26067">
                <text:p>0.26067</text:p>
              </table:table-cell>
              <table:table-cell office:value-type="float" office:value="-0.0294">
                <text:p>-0.0294</text:p>
              </table:table-cell>
              <table:table-cell office:value-type="float" office:value="0.29825">
                <text:p>0.29825</text:p>
              </table:table-cell>
              <table:table-cell office:value-type="float" office:value="-0.08105">
                <text:p>-0.08105</text:p>
              </table:table-cell>
              <table:table-cell office:value-type="float" office:value="0.24787">
                <text:p>0.247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7756">
                <text:p>-0.07756</text:p>
              </table:table-cell>
              <table:table-cell office:value-type="float" office:value="0.33419">
                <text:p>0.33419</text:p>
              </table:table-cell>
              <table:table-cell office:value-type="float" office:value="-0.04165">
                <text:p>-0.04165</text:p>
              </table:table-cell>
              <table:table-cell office:value-type="float" office:value="0.10383">
                <text:p>0.10383</text:p>
              </table:table-cell>
              <table:table-cell office:value-type="float" office:value="-0.07417">
                <text:p>-0.07417</text:p>
              </table:table-cell>
              <table:table-cell office:value-type="float" office:value="0.21207">
                <text:p>0.21207</text:p>
              </table:table-cell>
              <table:table-cell office:value-type="float" office:value="-0.03895">
                <text:p>-0.03895</text:p>
              </table:table-cell>
              <table:table-cell office:value-type="float" office:value="0.08959">
                <text:p>0.08959</text:p>
              </table:table-cell>
              <table:table-cell office:value-type="float" office:value="0.01093">
                <text:p>0.01093</text:p>
              </table:table-cell>
              <table:table-cell office:value-type="float" office:value="0.2614">
                <text:p>0.2614</text:p>
              </table:table-cell>
              <table:table-cell office:value-type="float" office:value="-0.03246">
                <text:p>-0.03246</text:p>
              </table:table-cell>
              <table:table-cell office:value-type="float" office:value="0.30254">
                <text:p>0.30254</text:p>
              </table:table-cell>
              <table:table-cell office:value-type="float" office:value="-0.08102">
                <text:p>-0.08102</text:p>
              </table:table-cell>
              <table:table-cell office:value-type="float" office:value="0.24879">
                <text:p>0.248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7743">
                <text:p>-0.07743</text:p>
              </table:table-cell>
              <table:table-cell office:value-type="float" office:value="0.33316">
                <text:p>0.33316</text:p>
              </table:table-cell>
              <table:table-cell office:value-type="float" office:value="-0.04154">
                <text:p>-0.04154</text:p>
              </table:table-cell>
              <table:table-cell office:value-type="float" office:value="0.10367">
                <text:p>0.10367</text:p>
              </table:table-cell>
              <table:table-cell office:value-type="float" office:value="-0.07493">
                <text:p>-0.07493</text:p>
              </table:table-cell>
              <table:table-cell office:value-type="float" office:value="0.18504">
                <text:p>0.18504</text:p>
              </table:table-cell>
              <table:table-cell office:value-type="float" office:value="-0.04032">
                <text:p>-0.04032</text:p>
              </table:table-cell>
              <table:table-cell office:value-type="float" office:value="0.09314">
                <text:p>0.09314</text:p>
              </table:table-cell>
              <table:table-cell office:value-type="float" office:value="0.0103">
                <text:p>0.0103</text:p>
              </table:table-cell>
              <table:table-cell office:value-type="float" office:value="0.26182">
                <text:p>0.26182</text:p>
              </table:table-cell>
              <table:table-cell office:value-type="float" office:value="-0.03367">
                <text:p>-0.03367</text:p>
              </table:table-cell>
              <table:table-cell office:value-type="float" office:value="0.30137">
                <text:p>0.30137</text:p>
              </table:table-cell>
              <table:table-cell office:value-type="float" office:value="-0.08095">
                <text:p>-0.08095</text:p>
              </table:table-cell>
              <table:table-cell office:value-type="float" office:value="0.24941">
                <text:p>0.249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7734">
                <text:p>-0.07734</text:p>
              </table:table-cell>
              <table:table-cell office:value-type="float" office:value="0.33243">
                <text:p>0.33243</text:p>
              </table:table-cell>
              <table:table-cell office:value-type="float" office:value="-0.04195">
                <text:p>-0.04195</text:p>
              </table:table-cell>
              <table:table-cell office:value-type="float" office:value="0.10395">
                <text:p>0.10395</text:p>
              </table:table-cell>
              <table:table-cell office:value-type="float" office:value="-0.07757">
                <text:p>-0.07757</text:p>
              </table:table-cell>
              <table:table-cell office:value-type="float" office:value="0.16111">
                <text:p>0.16111</text:p>
              </table:table-cell>
              <table:table-cell office:value-type="float" office:value="-0.04135">
                <text:p>-0.04135</text:p>
              </table:table-cell>
              <table:table-cell office:value-type="float" office:value="0.09555">
                <text:p>0.09555</text:p>
              </table:table-cell>
              <table:table-cell office:value-type="float" office:value="0.00967">
                <text:p>0.00967</text:p>
              </table:table-cell>
              <table:table-cell office:value-type="float" office:value="0.26226">
                <text:p>0.26226</text:p>
              </table:table-cell>
              <table:table-cell office:value-type="float" office:value="-0.03383">
                <text:p>-0.03383</text:p>
              </table:table-cell>
              <table:table-cell office:value-type="float" office:value="0.29108">
                <text:p>0.29108</text:p>
              </table:table-cell>
              <table:table-cell office:value-type="float" office:value="-0.08084">
                <text:p>-0.08084</text:p>
              </table:table-cell>
              <table:table-cell office:value-type="float" office:value="0.24985">
                <text:p>0.249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7729">
                <text:p>-0.07729</text:p>
              </table:table-cell>
              <table:table-cell office:value-type="float" office:value="0.33188">
                <text:p>0.33188</text:p>
              </table:table-cell>
              <table:table-cell office:value-type="float" office:value="-0.04709">
                <text:p>-0.04709</text:p>
              </table:table-cell>
              <table:table-cell office:value-type="float" office:value="0.10813">
                <text:p>0.10813</text:p>
              </table:table-cell>
              <table:table-cell office:value-type="float" office:value="-0.07311">
                <text:p>-0.07311</text:p>
              </table:table-cell>
              <table:table-cell office:value-type="float" office:value="0.12793">
                <text:p>0.12793</text:p>
              </table:table-cell>
              <table:table-cell office:value-type="float" office:value="-0.04229">
                <text:p>-0.04229</text:p>
              </table:table-cell>
              <table:table-cell office:value-type="float" office:value="0.0973">
                <text:p>0.0973</text:p>
              </table:table-cell>
              <table:table-cell office:value-type="float" office:value="0.00717">
                <text:p>0.00717</text:p>
              </table:table-cell>
              <table:table-cell office:value-type="float" office:value="0.26315">
                <text:p>0.26315</text:p>
              </table:table-cell>
              <table:table-cell office:value-type="float" office:value="-0.03586">
                <text:p>-0.03586</text:p>
              </table:table-cell>
              <table:table-cell office:value-type="float" office:value="0.26061">
                <text:p>0.26061</text:p>
              </table:table-cell>
              <table:table-cell office:value-type="float" office:value="-0.08069">
                <text:p>-0.08069</text:p>
              </table:table-cell>
              <table:table-cell office:value-type="float" office:value="0.25012">
                <text:p>0.250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7728">
                <text:p>-0.07728</text:p>
              </table:table-cell>
              <table:table-cell office:value-type="float" office:value="0.33149">
                <text:p>0.33149</text:p>
              </table:table-cell>
              <table:table-cell office:value-type="float" office:value="-0.04983">
                <text:p>-0.04983</text:p>
              </table:table-cell>
              <table:table-cell office:value-type="float" office:value="0.11125">
                <text:p>0.11125</text:p>
              </table:table-cell>
              <table:table-cell office:value-type="float" office:value="-0.0726">
                <text:p>-0.0726</text:p>
              </table:table-cell>
              <table:table-cell office:value-type="float" office:value="0.11212">
                <text:p>0.11212</text:p>
              </table:table-cell>
              <table:table-cell office:value-type="float" office:value="-0.04305">
                <text:p>-0.04305</text:p>
              </table:table-cell>
              <table:table-cell office:value-type="float" office:value="0.09849">
                <text:p>0.09849</text:p>
              </table:table-cell>
              <table:table-cell office:value-type="float" office:value="0.00651">
                <text:p>0.00651</text:p>
              </table:table-cell>
              <table:table-cell office:value-type="float" office:value="0.26339">
                <text:p>0.26339</text:p>
              </table:table-cell>
              <table:table-cell office:value-type="float" office:value="-0.03948">
                <text:p>-0.03948</text:p>
              </table:table-cell>
              <table:table-cell office:value-type="float" office:value="0.23369">
                <text:p>0.23369</text:p>
              </table:table-cell>
              <table:table-cell office:value-type="float" office:value="-0.08051">
                <text:p>-0.08051</text:p>
              </table:table-cell>
              <table:table-cell office:value-type="float" office:value="0.25027">
                <text:p>0.250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7731">
                <text:p>-0.07731</text:p>
              </table:table-cell>
              <table:table-cell office:value-type="float" office:value="0.33126">
                <text:p>0.33126</text:p>
              </table:table-cell>
              <table:table-cell office:value-type="float" office:value="-0.04995">
                <text:p>-0.04995</text:p>
              </table:table-cell>
              <table:table-cell office:value-type="float" office:value="0.11169">
                <text:p>0.11169</text:p>
              </table:table-cell>
              <table:table-cell office:value-type="float" office:value="-0.07152">
                <text:p>-0.07152</text:p>
              </table:table-cell>
              <table:table-cell office:value-type="float" office:value="0.10156">
                <text:p>0.10156</text:p>
              </table:table-cell>
              <table:table-cell office:value-type="float" office:value="-0.04369">
                <text:p>-0.04369</text:p>
              </table:table-cell>
              <table:table-cell office:value-type="float" office:value="0.0994">
                <text:p>0.0994</text:p>
              </table:table-cell>
              <table:table-cell office:value-type="float" office:value="0.00599">
                <text:p>0.00599</text:p>
              </table:table-cell>
              <table:table-cell office:value-type="float" office:value="0.26356">
                <text:p>0.26356</text:p>
              </table:table-cell>
              <table:table-cell office:value-type="float" office:value="-0.04249">
                <text:p>-0.04249</text:p>
              </table:table-cell>
              <table:table-cell office:value-type="float" office:value="0.21751">
                <text:p>0.21751</text:p>
              </table:table-cell>
              <table:table-cell office:value-type="float" office:value="-0.08033">
                <text:p>-0.08033</text:p>
              </table:table-cell>
              <table:table-cell office:value-type="float" office:value="0.2503">
                <text:p>0.25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7733">
                <text:p>-0.07733</text:p>
              </table:table-cell>
              <table:table-cell office:value-type="float" office:value="0.33119">
                <text:p>0.33119</text:p>
              </table:table-cell>
              <table:table-cell office:value-type="float" office:value="-0.04221">
                <text:p>-0.04221</text:p>
              </table:table-cell>
              <table:table-cell office:value-type="float" office:value="0.1184">
                <text:p>0.1184</text:p>
              </table:table-cell>
              <table:table-cell office:value-type="float" office:value="-0.06762">
                <text:p>-0.06762</text:p>
              </table:table-cell>
              <table:table-cell office:value-type="float" office:value="0.0858">
                <text:p>0.0858</text:p>
              </table:table-cell>
              <table:table-cell office:value-type="float" office:value="-0.04424">
                <text:p>-0.04424</text:p>
              </table:table-cell>
              <table:table-cell office:value-type="float" office:value="0.10004">
                <text:p>0.10004</text:p>
              </table:table-cell>
              <table:table-cell office:value-type="float" office:value="0.00558">
                <text:p>0.00558</text:p>
              </table:table-cell>
              <table:table-cell office:value-type="float" office:value="0.26369">
                <text:p>0.26369</text:p>
              </table:table-cell>
              <table:table-cell office:value-type="float" office:value="-0.04427">
                <text:p>-0.04427</text:p>
              </table:table-cell>
              <table:table-cell office:value-type="float" office:value="0.20644">
                <text:p>0.20644</text:p>
              </table:table-cell>
              <table:table-cell office:value-type="float" office:value="-0.07928">
                <text:p>-0.07928</text:p>
              </table:table-cell>
              <table:table-cell office:value-type="float" office:value="0.24976">
                <text:p>0.249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7725">
                <text:p>-0.07725</text:p>
              </table:table-cell>
              <table:table-cell office:value-type="float" office:value="0.33118">
                <text:p>0.33118</text:p>
              </table:table-cell>
              <table:table-cell office:value-type="float" office:value="-0.03048">
                <text:p>-0.03048</text:p>
              </table:table-cell>
              <table:table-cell office:value-type="float" office:value="0.13318">
                <text:p>0.13318</text:p>
              </table:table-cell>
              <table:table-cell office:value-type="float" office:value="-0.06506">
                <text:p>-0.06506</text:p>
              </table:table-cell>
              <table:table-cell office:value-type="float" office:value="0.07638">
                <text:p>0.07638</text:p>
              </table:table-cell>
              <table:table-cell office:value-type="float" office:value="-0.04408">
                <text:p>-0.04408</text:p>
              </table:table-cell>
              <table:table-cell office:value-type="float" office:value="0.09949">
                <text:p>0.09949</text:p>
              </table:table-cell>
              <table:table-cell office:value-type="float" office:value="0.00474">
                <text:p>0.00474</text:p>
              </table:table-cell>
              <table:table-cell office:value-type="float" office:value="0.26374">
                <text:p>0.26374</text:p>
              </table:table-cell>
              <table:table-cell office:value-type="float" office:value="-0.04555">
                <text:p>-0.04555</text:p>
              </table:table-cell>
              <table:table-cell office:value-type="float" office:value="0.19782">
                <text:p>0.19782</text:p>
              </table:table-cell>
              <table:table-cell office:value-type="float" office:value="-0.07897">
                <text:p>-0.07897</text:p>
              </table:table-cell>
              <table:table-cell office:value-type="float" office:value="0.2496">
                <text:p>0.24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7602">
                <text:p>-0.07602</text:p>
              </table:table-cell>
              <table:table-cell office:value-type="float" office:value="0.33075">
                <text:p>0.33075</text:p>
              </table:table-cell>
              <table:table-cell office:value-type="float" office:value="-0.0273">
                <text:p>-0.0273</text:p>
              </table:table-cell>
              <table:table-cell office:value-type="float" office:value="0.14286">
                <text:p>0.14286</text:p>
              </table:table-cell>
              <table:table-cell office:value-type="float" office:value="-0.06263">
                <text:p>-0.06263</text:p>
              </table:table-cell>
              <table:table-cell office:value-type="float" office:value="0.06601">
                <text:p>0.06601</text:p>
              </table:table-cell>
              <table:table-cell office:value-type="float" office:value="-0.04442">
                <text:p>-0.04442</text:p>
              </table:table-cell>
              <table:table-cell office:value-type="float" office:value="0.09968">
                <text:p>0.09968</text:p>
              </table:table-cell>
              <table:table-cell office:value-type="float" office:value="0.00404">
                <text:p>0.00404</text:p>
              </table:table-cell>
              <table:table-cell office:value-type="float" office:value="0.26452">
                <text:p>0.26452</text:p>
              </table:table-cell>
              <table:table-cell office:value-type="float" office:value="-0.04586">
                <text:p>-0.04586</text:p>
              </table:table-cell>
              <table:table-cell office:value-type="float" office:value="0.18761">
                <text:p>0.18761</text:p>
              </table:table-cell>
              <table:table-cell office:value-type="float" office:value="-0.07876">
                <text:p>-0.07876</text:p>
              </table:table-cell>
              <table:table-cell office:value-type="float" office:value="0.24947">
                <text:p>0.249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7234">
                <text:p>-0.07234</text:p>
              </table:table-cell>
              <table:table-cell office:value-type="float" office:value="0.32881">
                <text:p>0.32881</text:p>
              </table:table-cell>
              <table:table-cell office:value-type="float" office:value="-0.02422">
                <text:p>-0.02422</text:p>
              </table:table-cell>
              <table:table-cell office:value-type="float" office:value="0.16734">
                <text:p>0.16734</text:p>
              </table:table-cell>
              <table:table-cell office:value-type="float" office:value="-0.06285">
                <text:p>-0.06285</text:p>
              </table:table-cell>
              <table:table-cell office:value-type="float" office:value="0.06137">
                <text:p>0.06137</text:p>
              </table:table-cell>
              <table:table-cell office:value-type="float" office:value="-0.04475">
                <text:p>-0.04475</text:p>
              </table:table-cell>
              <table:table-cell office:value-type="float" office:value="0.09978">
                <text:p>0.09978</text:p>
              </table:table-cell>
              <table:table-cell office:value-type="float" office:value="0.00333">
                <text:p>0.00333</text:p>
              </table:table-cell>
              <table:table-cell office:value-type="float" office:value="0.26538">
                <text:p>0.26538</text:p>
              </table:table-cell>
              <table:table-cell office:value-type="float" office:value="-0.04692">
                <text:p>-0.04692</text:p>
              </table:table-cell>
              <table:table-cell office:value-type="float" office:value="0.16959">
                <text:p>0.16959</text:p>
              </table:table-cell>
              <table:table-cell office:value-type="float" office:value="-0.07863">
                <text:p>-0.07863</text:p>
              </table:table-cell>
              <table:table-cell office:value-type="float" office:value="0.24939">
                <text:p>0.249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6462">
                <text:p>-0.06462</text:p>
              </table:table-cell>
              <table:table-cell office:value-type="float" office:value="0.32202">
                <text:p>0.32202</text:p>
              </table:table-cell>
              <table:table-cell office:value-type="float" office:value="-0.02176">
                <text:p>-0.02176</text:p>
              </table:table-cell>
              <table:table-cell office:value-type="float" office:value="0.18645">
                <text:p>0.18645</text:p>
              </table:table-cell>
              <table:table-cell office:value-type="float" office:value="-0.0653">
                <text:p>-0.0653</text:p>
              </table:table-cell>
              <table:table-cell office:value-type="float" office:value="0.07934">
                <text:p>0.07934</text:p>
              </table:table-cell>
              <table:table-cell office:value-type="float" office:value="-0.04508">
                <text:p>-0.04508</text:p>
              </table:table-cell>
              <table:table-cell office:value-type="float" office:value="0.09985">
                <text:p>0.09985</text:p>
              </table:table-cell>
              <table:table-cell office:value-type="float" office:value="-0.00048">
                <text:p>-0.00048</text:p>
              </table:table-cell>
              <table:table-cell office:value-type="float" office:value="0.25034">
                <text:p>0.25034</text:p>
              </table:table-cell>
              <table:table-cell office:value-type="float" office:value="-0.04506">
                <text:p>-0.04506</text:p>
              </table:table-cell>
              <table:table-cell office:value-type="float" office:value="0.15363">
                <text:p>0.15363</text:p>
              </table:table-cell>
              <table:table-cell office:value-type="float" office:value="-0.07853">
                <text:p>-0.07853</text:p>
              </table:table-cell>
              <table:table-cell office:value-type="float" office:value="0.24931">
                <text:p>0.249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5908">
                <text:p>-0.05908</text:p>
              </table:table-cell>
              <table:table-cell office:value-type="float" office:value="0.31635">
                <text:p>0.31635</text:p>
              </table:table-cell>
              <table:table-cell office:value-type="float" office:value="-0.01923">
                <text:p>-0.01923</text:p>
              </table:table-cell>
              <table:table-cell office:value-type="float" office:value="0.24728">
                <text:p>0.24728</text:p>
              </table:table-cell>
              <table:table-cell office:value-type="float" office:value="-0.06772">
                <text:p>-0.06772</text:p>
              </table:table-cell>
              <table:table-cell office:value-type="float" office:value="0.09477">
                <text:p>0.09477</text:p>
              </table:table-cell>
              <table:table-cell office:value-type="float" office:value="-0.04548">
                <text:p>-0.04548</text:p>
              </table:table-cell>
              <table:table-cell office:value-type="float" office:value="0.09984">
                <text:p>0.09984</text:p>
              </table:table-cell>
              <table:table-cell office:value-type="float" office:value="-0.00258">
                <text:p>-0.00258</text:p>
              </table:table-cell>
              <table:table-cell office:value-type="float" office:value="0.23223">
                <text:p>0.23223</text:p>
              </table:table-cell>
              <table:table-cell office:value-type="float" office:value="-0.04434">
                <text:p>-0.04434</text:p>
              </table:table-cell>
              <table:table-cell office:value-type="float" office:value="0.14645">
                <text:p>0.14645</text:p>
              </table:table-cell>
              <table:table-cell office:value-type="float" office:value="-0.07846">
                <text:p>-0.07846</text:p>
              </table:table-cell>
              <table:table-cell office:value-type="float" office:value="0.24923">
                <text:p>0.249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544">
                <text:p>-0.0544</text:p>
              </table:table-cell>
              <table:table-cell office:value-type="float" office:value="0.311">
                <text:p>0.311</text:p>
              </table:table-cell>
              <table:table-cell office:value-type="float" office:value="-0.07443">
                <text:p>-0.07443</text:p>
              </table:table-cell>
              <table:table-cell office:value-type="float" office:value="0.32953">
                <text:p>0.32953</text:p>
              </table:table-cell>
              <table:table-cell office:value-type="float" office:value="-0.07284">
                <text:p>-0.07284</text:p>
              </table:table-cell>
              <table:table-cell office:value-type="float" office:value="0.11719">
                <text:p>0.11719</text:p>
              </table:table-cell>
              <table:table-cell office:value-type="float" office:value="-0.04434">
                <text:p>-0.04434</text:p>
              </table:table-cell>
              <table:table-cell office:value-type="float" office:value="0.09742">
                <text:p>0.09742</text:p>
              </table:table-cell>
              <table:table-cell office:value-type="float" office:value="-0.00341">
                <text:p>-0.00341</text:p>
              </table:table-cell>
              <table:table-cell office:value-type="float" office:value="0.22136">
                <text:p>0.22136</text:p>
              </table:table-cell>
              <table:table-cell office:value-type="float" office:value="-0.04442">
                <text:p>-0.04442</text:p>
              </table:table-cell>
              <table:table-cell office:value-type="float" office:value="0.14461">
                <text:p>0.14461</text:p>
              </table:table-cell>
              <table:table-cell office:value-type="float" office:value="-0.07814">
                <text:p>-0.07814</text:p>
              </table:table-cell>
              <table:table-cell office:value-type="float" office:value="0.24902">
                <text:p>0.249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5173">
                <text:p>-0.05173</text:p>
              </table:table-cell>
              <table:table-cell office:value-type="float" office:value="0.30781">
                <text:p>0.30781</text:p>
              </table:table-cell>
              <table:table-cell office:value-type="float" office:value="-0.08737">
                <text:p>-0.08737</text:p>
              </table:table-cell>
              <table:table-cell office:value-type="float" office:value="0.36164">
                <text:p>0.36164</text:p>
              </table:table-cell>
              <table:table-cell office:value-type="float" office:value="-0.07516">
                <text:p>-0.07516</text:p>
              </table:table-cell>
              <table:table-cell office:value-type="float" office:value="0.12923">
                <text:p>0.12923</text:p>
              </table:table-cell>
              <table:table-cell office:value-type="float" office:value="-0.04343">
                <text:p>-0.04343</text:p>
              </table:table-cell>
              <table:table-cell office:value-type="float" office:value="0.09542">
                <text:p>0.09542</text:p>
              </table:table-cell>
              <table:table-cell office:value-type="float" office:value="0.00025">
                <text:p>0.00025</text:p>
              </table:table-cell>
              <table:table-cell office:value-type="float" office:value="0.12861">
                <text:p>0.12861</text:p>
              </table:table-cell>
              <table:table-cell office:value-type="float" office:value="-0.04159">
                <text:p>-0.04159</text:p>
              </table:table-cell>
              <table:table-cell office:value-type="float" office:value="0.14278">
                <text:p>0.14278</text:p>
              </table:table-cell>
              <table:table-cell office:value-type="float" office:value="-0.07772">
                <text:p>-0.07772</text:p>
              </table:table-cell>
              <table:table-cell office:value-type="float" office:value="0.2488">
                <text:p>0.24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502">
                <text:p>-0.0502</text:p>
              </table:table-cell>
              <table:table-cell office:value-type="float" office:value="0.30613">
                <text:p>0.30613</text:p>
              </table:table-cell>
              <table:table-cell office:value-type="float" office:value="-0.08926">
                <text:p>-0.08926</text:p>
              </table:table-cell>
              <table:table-cell office:value-type="float" office:value="0.35609">
                <text:p>0.35609</text:p>
              </table:table-cell>
              <table:table-cell office:value-type="float" office:value="-0.07598">
                <text:p>-0.07598</text:p>
              </table:table-cell>
              <table:table-cell office:value-type="float" office:value="0.13568">
                <text:p>0.13568</text:p>
              </table:table-cell>
              <table:table-cell office:value-type="float" office:value="-0.04379">
                <text:p>-0.04379</text:p>
              </table:table-cell>
              <table:table-cell office:value-type="float" office:value="0.09527">
                <text:p>0.09527</text:p>
              </table:table-cell>
              <table:table-cell office:value-type="float" office:value="-0.01151">
                <text:p>-0.01151</text:p>
              </table:table-cell>
              <table:table-cell office:value-type="float" office:value="0.0834">
                <text:p>0.0834</text:p>
              </table:table-cell>
              <table:table-cell office:value-type="float" office:value="-0.0414">
                <text:p>-0.0414</text:p>
              </table:table-cell>
              <table:table-cell office:value-type="float" office:value="0.16529">
                <text:p>0.16529</text:p>
              </table:table-cell>
              <table:table-cell office:value-type="float" office:value="-0.07711">
                <text:p>-0.07711</text:p>
              </table:table-cell>
              <table:table-cell office:value-type="float" office:value="0.24848">
                <text:p>0.248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5101">
                <text:p>-0.05101</text:p>
              </table:table-cell>
              <table:table-cell office:value-type="float" office:value="0.30873">
                <text:p>0.30873</text:p>
              </table:table-cell>
              <table:table-cell office:value-type="float" office:value="-0.09544">
                <text:p>-0.09544</text:p>
              </table:table-cell>
              <table:table-cell office:value-type="float" office:value="0.37943">
                <text:p>0.37943</text:p>
              </table:table-cell>
              <table:table-cell office:value-type="float" office:value="-0.07603">
                <text:p>-0.07603</text:p>
              </table:table-cell>
              <table:table-cell office:value-type="float" office:value="0.16796">
                <text:p>0.16796</text:p>
              </table:table-cell>
              <table:table-cell office:value-type="float" office:value="-0.04425">
                <text:p>-0.04425</text:p>
              </table:table-cell>
              <table:table-cell office:value-type="float" office:value="0.0954">
                <text:p>0.0954</text:p>
              </table:table-cell>
              <table:table-cell office:value-type="float" office:value="-0.02814">
                <text:p>-0.02814</text:p>
              </table:table-cell>
              <table:table-cell office:value-type="float" office:value="0.052">
                <text:p>0.052</text:p>
              </table:table-cell>
              <table:table-cell office:value-type="float" office:value="-0.04476">
                <text:p>-0.04476</text:p>
              </table:table-cell>
              <table:table-cell office:value-type="float" office:value="0.18926">
                <text:p>0.18926</text:p>
              </table:table-cell>
              <table:table-cell office:value-type="float" office:value="-0.07683">
                <text:p>-0.07683</text:p>
              </table:table-cell>
              <table:table-cell office:value-type="float" office:value="0.2483">
                <text:p>0.24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5887">
                <text:p>-0.05887</text:p>
              </table:table-cell>
              <table:table-cell office:value-type="float" office:value="0.32039">
                <text:p>0.32039</text:p>
              </table:table-cell>
              <table:table-cell office:value-type="float" office:value="-0.09693">
                <text:p>-0.09693</text:p>
              </table:table-cell>
              <table:table-cell office:value-type="float" office:value="0.39045">
                <text:p>0.39045</text:p>
              </table:table-cell>
              <table:table-cell office:value-type="float" office:value="-0.07857">
                <text:p>-0.07857</text:p>
              </table:table-cell>
              <table:table-cell office:value-type="float" office:value="0.19985">
                <text:p>0.19985</text:p>
              </table:table-cell>
              <table:table-cell office:value-type="float" office:value="-0.04466">
                <text:p>-0.04466</text:p>
              </table:table-cell>
              <table:table-cell office:value-type="float" office:value="0.09598">
                <text:p>0.09598</text:p>
              </table:table-cell>
              <table:table-cell office:value-type="float" office:value="-0.03642">
                <text:p>-0.03642</text:p>
              </table:table-cell>
              <table:table-cell office:value-type="float" office:value="0.03429">
                <text:p>0.03429</text:p>
              </table:table-cell>
              <table:table-cell office:value-type="float" office:value="-0.04375">
                <text:p>-0.04375</text:p>
              </table:table-cell>
              <table:table-cell office:value-type="float" office:value="0.20849">
                <text:p>0.20849</text:p>
              </table:table-cell>
              <table:table-cell office:value-type="float" office:value="-0.07655">
                <text:p>-0.07655</text:p>
              </table:table-cell>
              <table:table-cell office:value-type="float" office:value="0.24812">
                <text:p>0.248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7077">
                <text:p>-0.07077</text:p>
              </table:table-cell>
              <table:table-cell office:value-type="float" office:value="0.33261">
                <text:p>0.33261</text:p>
              </table:table-cell>
              <table:table-cell office:value-type="float" office:value="-0.13128">
                <text:p>-0.13128</text:p>
              </table:table-cell>
              <table:table-cell office:value-type="float" office:value="0.37907">
                <text:p>0.37907</text:p>
              </table:table-cell>
              <table:table-cell office:value-type="float" office:value="-0.07601">
                <text:p>-0.07601</text:p>
              </table:table-cell>
              <table:table-cell office:value-type="float" office:value="0.22606">
                <text:p>0.22606</text:p>
              </table:table-cell>
              <table:table-cell office:value-type="float" office:value="-0.04449">
                <text:p>-0.04449</text:p>
              </table:table-cell>
              <table:table-cell office:value-type="float" office:value="0.09791">
                <text:p>0.09791</text:p>
              </table:table-cell>
              <table:table-cell office:value-type="float" office:value="-0.04835">
                <text:p>-0.04835</text:p>
              </table:table-cell>
              <table:table-cell office:value-type="float" office:value="0.01487">
                <text:p>0.01487</text:p>
              </table:table-cell>
              <table:table-cell office:value-type="float" office:value="-0.03177">
                <text:p>-0.03177</text:p>
              </table:table-cell>
              <table:table-cell office:value-type="float" office:value="0.24046">
                <text:p>0.24046</text:p>
              </table:table-cell>
              <table:table-cell office:value-type="float" office:value="-0.0763">
                <text:p>-0.0763</text:p>
              </table:table-cell>
              <table:table-cell office:value-type="float" office:value="0.24797">
                <text:p>0.247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8121">
                <text:p>-0.08121</text:p>
              </table:table-cell>
              <table:table-cell office:value-type="float" office:value="0.34157">
                <text:p>0.34157</text:p>
              </table:table-cell>
              <table:table-cell office:value-type="float" office:value="-0.16176">
                <text:p>-0.16176</text:p>
              </table:table-cell>
              <table:table-cell office:value-type="float" office:value="0.34506">
                <text:p>0.34506</text:p>
              </table:table-cell>
              <table:table-cell office:value-type="float" office:value="-0.07407">
                <text:p>-0.07407</text:p>
              </table:table-cell>
              <table:table-cell office:value-type="float" office:value="0.25274">
                <text:p>0.25274</text:p>
              </table:table-cell>
              <table:table-cell office:value-type="float" office:value="-0.04276">
                <text:p>-0.04276</text:p>
              </table:table-cell>
              <table:table-cell office:value-type="float" office:value="0.10344">
                <text:p>0.10344</text:p>
              </table:table-cell>
              <table:table-cell office:value-type="float" office:value="-0.04992">
                <text:p>-0.04992</text:p>
              </table:table-cell>
              <table:table-cell office:value-type="float" office:value="0.01151">
                <text:p>0.01151</text:p>
              </table:table-cell>
              <table:table-cell office:value-type="float" office:value="-0.02091">
                <text:p>-0.02091</text:p>
              </table:table-cell>
              <table:table-cell office:value-type="float" office:value="0.26021">
                <text:p>0.26021</text:p>
              </table:table-cell>
              <table:table-cell office:value-type="float" office:value="-0.07609">
                <text:p>-0.07609</text:p>
              </table:table-cell>
              <table:table-cell office:value-type="float" office:value="0.24782">
                <text:p>0.247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8745">
                <text:p>-0.08745</text:p>
              </table:table-cell>
              <table:table-cell office:value-type="float" office:value="0.34586">
                <text:p>0.34586</text:p>
              </table:table-cell>
              <table:table-cell office:value-type="float" office:value="-0.16358">
                <text:p>-0.16358</text:p>
              </table:table-cell>
              <table:table-cell office:value-type="float" office:value="0.27338">
                <text:p>0.27338</text:p>
              </table:table-cell>
              <table:table-cell office:value-type="float" office:value="-0.07329">
                <text:p>-0.07329</text:p>
              </table:table-cell>
              <table:table-cell office:value-type="float" office:value="0.27231">
                <text:p>0.27231</text:p>
              </table:table-cell>
              <table:table-cell office:value-type="float" office:value="-0.01294">
                <text:p>-0.01294</text:p>
              </table:table-cell>
              <table:table-cell office:value-type="float" office:value="0.12294">
                <text:p>0.12294</text:p>
              </table:table-cell>
              <table:table-cell office:value-type="float" office:value="-0.05053">
                <text:p>-0.05053</text:p>
              </table:table-cell>
              <table:table-cell office:value-type="float" office:value="-0.00046">
                <text:p>-0.00046</text:p>
              </table:table-cell>
              <table:table-cell office:value-type="float" office:value="-0.01854">
                <text:p>-0.01854</text:p>
              </table:table-cell>
              <table:table-cell office:value-type="float" office:value="0.27643">
                <text:p>0.27643</text:p>
              </table:table-cell>
              <table:table-cell office:value-type="float" office:value="-0.0759">
                <text:p>-0.0759</text:p>
              </table:table-cell>
              <table:table-cell office:value-type="float" office:value="0.2477">
                <text:p>0.24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9291">
                <text:p>-0.09291</text:p>
              </table:table-cell>
              <table:table-cell office:value-type="float" office:value="0.34851">
                <text:p>0.34851</text:p>
              </table:table-cell>
              <table:table-cell office:value-type="float" office:value="-0.13855">
                <text:p>-0.13855</text:p>
              </table:table-cell>
              <table:table-cell office:value-type="float" office:value="0.33959">
                <text:p>0.33959</text:p>
              </table:table-cell>
              <table:table-cell office:value-type="float" office:value="-0.07307">
                <text:p>-0.07307</text:p>
              </table:table-cell>
              <table:table-cell office:value-type="float" office:value="0.28334">
                <text:p>0.28334</text:p>
              </table:table-cell>
              <table:table-cell office:value-type="float" office:value="0.00668">
                <text:p>0.00668</text:p>
              </table:table-cell>
              <table:table-cell office:value-type="float" office:value="0.1393">
                <text:p>0.1393</text:p>
              </table:table-cell>
              <table:table-cell office:value-type="float" office:value="-0.04839">
                <text:p>-0.04839</text:p>
              </table:table-cell>
              <table:table-cell office:value-type="float" office:value="-0.00181">
                <text:p>-0.00181</text:p>
              </table:table-cell>
              <table:table-cell office:value-type="float" office:value="0.00185">
                <text:p>0.00185</text:p>
              </table:table-cell>
              <table:table-cell office:value-type="float" office:value="0.27008">
                <text:p>0.27008</text:p>
              </table:table-cell>
              <table:table-cell office:value-type="float" office:value="-0.07576">
                <text:p>-0.07576</text:p>
              </table:table-cell>
              <table:table-cell office:value-type="float" office:value="0.24759">
                <text:p>0.247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9602">
                <text:p>-0.09602</text:p>
              </table:table-cell>
              <table:table-cell office:value-type="float" office:value="0.34975">
                <text:p>0.34975</text:p>
              </table:table-cell>
              <table:table-cell office:value-type="float" office:value="-0.13924">
                <text:p>-0.13924</text:p>
              </table:table-cell>
              <table:table-cell office:value-type="float" office:value="0.33665">
                <text:p>0.33665</text:p>
              </table:table-cell>
              <table:table-cell office:value-type="float" office:value="-0.07301">
                <text:p>-0.07301</text:p>
              </table:table-cell>
              <table:table-cell office:value-type="float" office:value="0.2904">
                <text:p>0.2904</text:p>
              </table:table-cell>
              <table:table-cell office:value-type="float" office:value="0.01638">
                <text:p>0.01638</text:p>
              </table:table-cell>
              <table:table-cell office:value-type="float" office:value="0.15555">
                <text:p>0.15555</text:p>
              </table:table-cell>
              <table:table-cell office:value-type="float" office:value="-0.04588">
                <text:p>-0.04588</text:p>
              </table:table-cell>
              <table:table-cell office:value-type="float" office:value="0.00272">
                <text:p>0.00272</text:p>
              </table:table-cell>
              <table:table-cell office:value-type="float" office:value="0.00819">
                <text:p>0.00819</text:p>
              </table:table-cell>
              <table:table-cell office:value-type="float" office:value="0.26704">
                <text:p>0.26704</text:p>
              </table:table-cell>
              <table:table-cell office:value-type="float" office:value="-0.07571">
                <text:p>-0.07571</text:p>
              </table:table-cell>
              <table:table-cell office:value-type="float" office:value="0.24749">
                <text:p>0.247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9803">
                <text:p>-0.09803</text:p>
              </table:table-cell>
              <table:table-cell office:value-type="float" office:value="0.3501">
                <text:p>0.3501</text:p>
              </table:table-cell>
              <table:table-cell office:value-type="float" office:value="-0.13812">
                <text:p>-0.13812</text:p>
              </table:table-cell>
              <table:table-cell office:value-type="float" office:value="0.3354">
                <text:p>0.3354</text:p>
              </table:table-cell>
              <table:table-cell office:value-type="float" office:value="-0.07274">
                <text:p>-0.07274</text:p>
              </table:table-cell>
              <table:table-cell office:value-type="float" office:value="0.29435">
                <text:p>0.29435</text:p>
              </table:table-cell>
              <table:table-cell office:value-type="float" office:value="0.0032">
                <text:p>0.0032</text:p>
              </table:table-cell>
              <table:table-cell office:value-type="float" office:value="0.22838">
                <text:p>0.22838</text:p>
              </table:table-cell>
              <table:table-cell office:value-type="float" office:value="-0.04307">
                <text:p>-0.04307</text:p>
              </table:table-cell>
              <table:table-cell office:value-type="float" office:value="0.00741">
                <text:p>0.00741</text:p>
              </table:table-cell>
              <table:table-cell office:value-type="float" office:value="0.01061">
                <text:p>0.01061</text:p>
              </table:table-cell>
              <table:table-cell office:value-type="float" office:value="0.26327">
                <text:p>0.26327</text:p>
              </table:table-cell>
              <table:table-cell office:value-type="float" office:value="-0.07573">
                <text:p>-0.07573</text:p>
              </table:table-cell>
              <table:table-cell office:value-type="float" office:value="0.24743">
                <text:p>0.247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9913">
                <text:p>-0.09913</text:p>
              </table:table-cell>
              <table:table-cell office:value-type="float" office:value="0.34977">
                <text:p>0.34977</text:p>
              </table:table-cell>
              <table:table-cell office:value-type="float" office:value="-0.09332">
                <text:p>-0.09332</text:p>
              </table:table-cell>
              <table:table-cell office:value-type="float" office:value="0.36534">
                <text:p>0.36534</text:p>
              </table:table-cell>
              <table:table-cell office:value-type="float" office:value="-0.07231">
                <text:p>-0.07231</text:p>
              </table:table-cell>
              <table:table-cell office:value-type="float" office:value="0.29649">
                <text:p>0.29649</text:p>
              </table:table-cell>
              <table:table-cell office:value-type="float" office:value="0.00088">
                <text:p>0.00088</text:p>
              </table:table-cell>
              <table:table-cell office:value-type="float" office:value="0.26799">
                <text:p>0.26799</text:p>
              </table:table-cell>
              <table:table-cell office:value-type="float" office:value="-0.0413">
                <text:p>-0.0413</text:p>
              </table:table-cell>
              <table:table-cell office:value-type="float" office:value="0.01738">
                <text:p>0.01738</text:p>
              </table:table-cell>
              <table:table-cell office:value-type="float" office:value="0.01142">
                <text:p>0.01142</text:p>
              </table:table-cell>
              <table:table-cell office:value-type="float" office:value="0.25962">
                <text:p>0.25962</text:p>
              </table:table-cell>
              <table:table-cell office:value-type="float" office:value="-0.07579">
                <text:p>-0.07579</text:p>
              </table:table-cell>
              <table:table-cell office:value-type="float" office:value="0.24736">
                <text:p>0.247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9934">
                <text:p>-0.09934</text:p>
              </table:table-cell>
              <table:table-cell office:value-type="float" office:value="0.34879">
                <text:p>0.34879</text:p>
              </table:table-cell>
              <table:table-cell office:value-type="float" office:value="-0.07546">
                <text:p>-0.07546</text:p>
              </table:table-cell>
              <table:table-cell office:value-type="float" office:value="0.37481">
                <text:p>0.37481</text:p>
              </table:table-cell>
              <table:table-cell office:value-type="float" office:value="-0.07194">
                <text:p>-0.07194</text:p>
              </table:table-cell>
              <table:table-cell office:value-type="float" office:value="0.29656">
                <text:p>0.29656</text:p>
              </table:table-cell>
              <table:table-cell office:value-type="float" office:value="-0.00422">
                <text:p>-0.00422</text:p>
              </table:table-cell>
              <table:table-cell office:value-type="float" office:value="0.28653">
                <text:p>0.28653</text:p>
              </table:table-cell>
              <table:table-cell office:value-type="float" office:value="-0.03736">
                <text:p>-0.03736</text:p>
              </table:table-cell>
              <table:table-cell office:value-type="float" office:value="0.03278">
                <text:p>0.03278</text:p>
              </table:table-cell>
              <table:table-cell office:value-type="float" office:value="0.01108">
                <text:p>0.01108</text:p>
              </table:table-cell>
              <table:table-cell office:value-type="float" office:value="0.25861">
                <text:p>0.25861</text:p>
              </table:table-cell>
              <table:table-cell office:value-type="float" office:value="-0.07587">
                <text:p>-0.07587</text:p>
              </table:table-cell>
              <table:table-cell office:value-type="float" office:value="0.24731">
                <text:p>0.247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9827">
                <text:p>-0.09827</text:p>
              </table:table-cell>
              <table:table-cell office:value-type="float" office:value="0.34661">
                <text:p>0.34661</text:p>
              </table:table-cell>
              <table:table-cell office:value-type="float" office:value="-0.07091">
                <text:p>-0.07091</text:p>
              </table:table-cell>
              <table:table-cell office:value-type="float" office:value="0.38668">
                <text:p>0.38668</text:p>
              </table:table-cell>
              <table:table-cell office:value-type="float" office:value="-0.07168">
                <text:p>-0.07168</text:p>
              </table:table-cell>
              <table:table-cell office:value-type="float" office:value="0.29481">
                <text:p>0.29481</text:p>
              </table:table-cell>
              <table:table-cell office:value-type="float" office:value="-0.01752">
                <text:p>-0.01752</text:p>
              </table:table-cell>
              <table:table-cell office:value-type="float" office:value="0.27355">
                <text:p>0.27355</text:p>
              </table:table-cell>
              <table:table-cell office:value-type="float" office:value="-0.03885">
                <text:p>-0.03885</text:p>
              </table:table-cell>
              <table:table-cell office:value-type="float" office:value="0.03728">
                <text:p>0.03728</text:p>
              </table:table-cell>
              <table:table-cell office:value-type="float" office:value="-0.00614">
                <text:p>-0.00614</text:p>
              </table:table-cell>
              <table:table-cell office:value-type="float" office:value="0.25607">
                <text:p>0.25607</text:p>
              </table:table-cell>
              <table:table-cell office:value-type="float" office:value="-0.07597">
                <text:p>-0.07597</text:p>
              </table:table-cell>
              <table:table-cell office:value-type="float" office:value="0.24726">
                <text:p>0.247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9121">
                <text:p>-0.09121</text:p>
              </table:table-cell>
              <table:table-cell office:value-type="float" office:value="0.34479">
                <text:p>0.34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7179">
                <text:p>-0.07179</text:p>
              </table:table-cell>
              <table:table-cell office:value-type="float" office:value="0.2883">
                <text:p>0.2883</text:p>
              </table:table-cell>
              <table:table-cell office:value-type="float" office:value="-0.02146">
                <text:p>-0.02146</text:p>
              </table:table-cell>
              <table:table-cell office:value-type="float" office:value="0.27668">
                <text:p>0.27668</text:p>
              </table:table-cell>
              <table:table-cell office:value-type="float" office:value="-0.04045">
                <text:p>-0.04045</text:p>
              </table:table-cell>
              <table:table-cell office:value-type="float" office:value="0.04018">
                <text:p>0.04018</text:p>
              </table:table-cell>
              <table:table-cell office:value-type="float" office:value="-0.02397">
                <text:p>-0.02397</text:p>
              </table:table-cell>
              <table:table-cell office:value-type="float" office:value="0.25487">
                <text:p>0.25487</text:p>
              </table:table-cell>
              <table:table-cell office:value-type="float" office:value="-0.07608">
                <text:p>-0.07608</text:p>
              </table:table-cell>
              <table:table-cell office:value-type="float" office:value="0.24723">
                <text:p>0.247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8158">
                <text:p>-0.08158</text:p>
              </table:table-cell>
              <table:table-cell office:value-type="float" office:value="0.33804">
                <text:p>0.33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7259">
                <text:p>-0.07259</text:p>
              </table:table-cell>
              <table:table-cell office:value-type="float" office:value="0.2729">
                <text:p>0.2729</text:p>
              </table:table-cell>
              <table:table-cell office:value-type="float" office:value="-0.0246">
                <text:p>-0.0246</text:p>
              </table:table-cell>
              <table:table-cell office:value-type="float" office:value="0.27538">
                <text:p>0.27538</text:p>
              </table:table-cell>
              <table:table-cell office:value-type="float" office:value="-0.04181">
                <text:p>-0.04181</text:p>
              </table:table-cell>
              <table:table-cell office:value-type="float" office:value="0.04196">
                <text:p>0.04196</text:p>
              </table:table-cell>
              <table:table-cell office:value-type="float" office:value="-0.03606">
                <text:p>-0.03606</text:p>
              </table:table-cell>
              <table:table-cell office:value-type="float" office:value="0.23533">
                <text:p>0.23533</text:p>
              </table:table-cell>
              <table:table-cell office:value-type="float" office:value="-0.07621">
                <text:p>-0.07621</text:p>
              </table:table-cell>
              <table:table-cell office:value-type="float" office:value="0.24721">
                <text:p>0.247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6822">
                <text:p>-0.06822</text:p>
              </table:table-cell>
              <table:table-cell office:value-type="float" office:value="0.32893">
                <text:p>0.32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7374">
                <text:p>-0.07374</text:p>
              </table:table-cell>
              <table:table-cell office:value-type="float" office:value="0.25404">
                <text:p>0.25404</text:p>
              </table:table-cell>
              <table:table-cell office:value-type="float" office:value="-0.01033">
                <text:p>-0.01033</text:p>
              </table:table-cell>
              <table:table-cell office:value-type="float" office:value="0.27771">
                <text:p>0.27771</text:p>
              </table:table-cell>
              <table:table-cell office:value-type="float" office:value="-0.04298">
                <text:p>-0.04298</text:p>
              </table:table-cell>
              <table:table-cell office:value-type="float" office:value="0.04314">
                <text:p>0.04314</text:p>
              </table:table-cell>
              <table:table-cell office:value-type="float" office:value="-0.04634">
                <text:p>-0.04634</text:p>
              </table:table-cell>
              <table:table-cell office:value-type="float" office:value="0.22172">
                <text:p>0.22172</text:p>
              </table:table-cell>
              <table:table-cell office:value-type="float" office:value="-0.07637">
                <text:p>-0.07637</text:p>
              </table:table-cell>
              <table:table-cell office:value-type="float" office:value="0.24721">
                <text:p>0.247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5718">
                <text:p>-0.05718</text:p>
              </table:table-cell>
              <table:table-cell office:value-type="float" office:value="0.32091">
                <text:p>0.32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7582">
                <text:p>-0.07582</text:p>
              </table:table-cell>
              <table:table-cell office:value-type="float" office:value="0.23133">
                <text:p>0.23133</text:p>
              </table:table-cell>
              <table:table-cell office:value-type="float" office:value="-0.01175">
                <text:p>-0.01175</text:p>
              </table:table-cell>
              <table:table-cell office:value-type="float" office:value="0.27329">
                <text:p>0.27329</text:p>
              </table:table-cell>
              <table:table-cell office:value-type="float" office:value="-0.04389">
                <text:p>-0.04389</text:p>
              </table:table-cell>
              <table:table-cell office:value-type="float" office:value="0.04397">
                <text:p>0.04397</text:p>
              </table:table-cell>
              <table:table-cell office:value-type="float" office:value="-0.05162">
                <text:p>-0.05162</text:p>
              </table:table-cell>
              <table:table-cell office:value-type="float" office:value="0.21234">
                <text:p>0.21234</text:p>
              </table:table-cell>
              <table:table-cell office:value-type="float" office:value="-0.07651">
                <text:p>-0.07651</text:p>
              </table:table-cell>
              <table:table-cell office:value-type="float" office:value="0.24721">
                <text:p>0.247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4689">
                <text:p>-0.04689</text:p>
              </table:table-cell>
              <table:table-cell office:value-type="float" office:value="0.3083">
                <text:p>0.3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7991">
                <text:p>-0.07991</text:p>
              </table:table-cell>
              <table:table-cell office:value-type="float" office:value="0.20041">
                <text:p>0.20041</text:p>
              </table:table-cell>
              <table:table-cell office:value-type="float" office:value="-0.01327">
                <text:p>-0.01327</text:p>
              </table:table-cell>
              <table:table-cell office:value-type="float" office:value="0.26989">
                <text:p>0.26989</text:p>
              </table:table-cell>
              <table:table-cell office:value-type="float" office:value="-0.04459">
                <text:p>-0.04459</text:p>
              </table:table-cell>
              <table:table-cell office:value-type="float" office:value="0.0445">
                <text:p>0.0445</text:p>
              </table:table-cell>
              <table:table-cell office:value-type="float" office:value="-0.0549">
                <text:p>-0.0549</text:p>
              </table:table-cell>
              <table:table-cell office:value-type="float" office:value="0.2053">
                <text:p>0.2053</text:p>
              </table:table-cell>
              <table:table-cell office:value-type="float" office:value="-0.07664">
                <text:p>-0.07664</text:p>
              </table:table-cell>
              <table:table-cell office:value-type="float" office:value="0.24721">
                <text:p>0.247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4215">
                <text:p>-0.04215</text:p>
              </table:table-cell>
              <table:table-cell office:value-type="float" office:value="0.30175">
                <text:p>0.30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8066">
                <text:p>-0.08066</text:p>
              </table:table-cell>
              <table:table-cell office:value-type="float" office:value="0.17105">
                <text:p>0.17105</text:p>
              </table:table-cell>
              <table:table-cell office:value-type="float" office:value="-0.01458">
                <text:p>-0.01458</text:p>
              </table:table-cell>
              <table:table-cell office:value-type="float" office:value="0.26752">
                <text:p>0.26752</text:p>
              </table:table-cell>
              <table:table-cell office:value-type="float" office:value="-0.04512">
                <text:p>-0.04512</text:p>
              </table:table-cell>
              <table:table-cell office:value-type="float" office:value="0.0448">
                <text:p>0.0448</text:p>
              </table:table-cell>
              <table:table-cell office:value-type="float" office:value="-0.05695">
                <text:p>-0.05695</text:p>
              </table:table-cell>
              <table:table-cell office:value-type="float" office:value="0.20003">
                <text:p>0.20003</text:p>
              </table:table-cell>
              <table:table-cell office:value-type="float" office:value="-0.07676">
                <text:p>-0.07676</text:p>
              </table:table-cell>
              <table:table-cell office:value-type="float" office:value="0.24721">
                <text:p>0.247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3918">
                <text:p>-0.03918</text:p>
              </table:table-cell>
              <table:table-cell office:value-type="float" office:value="0.29739">
                <text:p>0.29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8037">
                <text:p>-0.08037</text:p>
              </table:table-cell>
              <table:table-cell office:value-type="float" office:value="0.1383">
                <text:p>0.1383</text:p>
              </table:table-cell>
              <table:table-cell office:value-type="float" office:value="-0.01558">
                <text:p>-0.01558</text:p>
              </table:table-cell>
              <table:table-cell office:value-type="float" office:value="0.26602">
                <text:p>0.26602</text:p>
              </table:table-cell>
              <table:table-cell office:value-type="float" office:value="-0.04554">
                <text:p>-0.04554</text:p>
              </table:table-cell>
              <table:table-cell office:value-type="float" office:value="0.04492">
                <text:p>0.04492</text:p>
              </table:table-cell>
              <table:table-cell office:value-type="float" office:value="-0.04931">
                <text:p>-0.04931</text:p>
              </table:table-cell>
              <table:table-cell office:value-type="float" office:value="0.18587">
                <text:p>0.18587</text:p>
              </table:table-cell>
              <table:table-cell office:value-type="float" office:value="-0.07687">
                <text:p>-0.07687</text:p>
              </table:table-cell>
              <table:table-cell office:value-type="float" office:value="0.24721">
                <text:p>0.247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3752">
                <text:p>-0.03752</text:p>
              </table:table-cell>
              <table:table-cell office:value-type="float" office:value="0.29441">
                <text:p>0.29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812">
                <text:p>-0.0812</text:p>
              </table:table-cell>
              <table:table-cell office:value-type="float" office:value="0.11304">
                <text:p>0.11304</text:p>
              </table:table-cell>
              <table:table-cell office:value-type="float" office:value="-0.01611">
                <text:p>-0.01611</text:p>
              </table:table-cell>
              <table:table-cell office:value-type="float" office:value="0.26513">
                <text:p>0.26513</text:p>
              </table:table-cell>
              <table:table-cell office:value-type="float" office:value="-0.04586">
                <text:p>-0.04586</text:p>
              </table:table-cell>
              <table:table-cell office:value-type="float" office:value="0.04492">
                <text:p>0.04492</text:p>
              </table:table-cell>
              <table:table-cell office:value-type="float" office:value="-0.04821">
                <text:p>-0.04821</text:p>
              </table:table-cell>
              <table:table-cell office:value-type="float" office:value="0.17746">
                <text:p>0.17746</text:p>
              </table:table-cell>
              <table:table-cell office:value-type="float" office:value="-0.07698">
                <text:p>-0.07698</text:p>
              </table:table-cell>
              <table:table-cell office:value-type="float" office:value="0.24722">
                <text:p>0.247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3739">
                <text:p>-0.03739</text:p>
              </table:table-cell>
              <table:table-cell office:value-type="float" office:value="0.293">
                <text:p>0.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8119">
                <text:p>-0.08119</text:p>
              </table:table-cell>
              <table:table-cell office:value-type="float" office:value="0.10025">
                <text:p>0.10025</text:p>
              </table:table-cell>
              <table:table-cell office:value-type="float" office:value="-0.00865">
                <text:p>-0.00865</text:p>
              </table:table-cell>
              <table:table-cell office:value-type="float" office:value="0.27168">
                <text:p>0.27168</text:p>
              </table:table-cell>
              <table:table-cell office:value-type="float" office:value="-0.0461">
                <text:p>-0.0461</text:p>
              </table:table-cell>
              <table:table-cell office:value-type="float" office:value="0.04486">
                <text:p>0.04486</text:p>
              </table:table-cell>
              <table:table-cell office:value-type="float" office:value="-0.0476">
                <text:p>-0.0476</text:p>
              </table:table-cell>
              <table:table-cell office:value-type="float" office:value="0.17304">
                <text:p>0.17304</text:p>
              </table:table-cell>
              <table:table-cell office:value-type="float" office:value="-0.07706">
                <text:p>-0.07706</text:p>
              </table:table-cell>
              <table:table-cell office:value-type="float" office:value="0.24722">
                <text:p>0.247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4009">
                <text:p>-0.04009</text:p>
              </table:table-cell>
              <table:table-cell office:value-type="float" office:value="0.29589">
                <text:p>0.29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8122">
                <text:p>-0.08122</text:p>
              </table:table-cell>
              <table:table-cell office:value-type="float" office:value="0.09316">
                <text:p>0.09316</text:p>
              </table:table-cell>
              <table:table-cell office:value-type="float" office:value="-0.0103">
                <text:p>-0.0103</text:p>
              </table:table-cell>
              <table:table-cell office:value-type="float" office:value="0.27019">
                <text:p>0.27019</text:p>
              </table:table-cell>
              <table:table-cell office:value-type="float" office:value="-0.04625">
                <text:p>-0.04625</text:p>
              </table:table-cell>
              <table:table-cell office:value-type="float" office:value="0.04478">
                <text:p>0.04478</text:p>
              </table:table-cell>
              <table:table-cell office:value-type="float" office:value="-0.04717">
                <text:p>-0.04717</text:p>
              </table:table-cell>
              <table:table-cell office:value-type="float" office:value="0.17032">
                <text:p>0.17032</text:p>
              </table:table-cell>
              <table:table-cell office:value-type="float" office:value="-0.07713">
                <text:p>-0.07713</text:p>
              </table:table-cell>
              <table:table-cell office:value-type="float" office:value="0.24722">
                <text:p>0.247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4948">
                <text:p>-0.04948</text:p>
              </table:table-cell>
              <table:table-cell office:value-type="float" office:value="0.30957">
                <text:p>0.30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8084">
                <text:p>-0.08084</text:p>
              </table:table-cell>
              <table:table-cell office:value-type="float" office:value="0.08994">
                <text:p>0.08994</text:p>
              </table:table-cell>
              <table:table-cell office:value-type="float" office:value="-0.01217">
                <text:p>-0.01217</text:p>
              </table:table-cell>
              <table:table-cell office:value-type="float" office:value="0.26859">
                <text:p>0.26859</text:p>
              </table:table-cell>
              <table:table-cell office:value-type="float" office:value="-0.04628">
                <text:p>-0.04628</text:p>
              </table:table-cell>
              <table:table-cell office:value-type="float" office:value="0.04473">
                <text:p>0.04473</text:p>
              </table:table-cell>
              <table:table-cell office:value-type="float" office:value="-0.04897">
                <text:p>-0.04897</text:p>
              </table:table-cell>
              <table:table-cell office:value-type="float" office:value="0.17186">
                <text:p>0.17186</text:p>
              </table:table-cell>
              <table:table-cell office:value-type="float" office:value="-0.0772">
                <text:p>-0.0772</text:p>
              </table:table-cell>
              <table:table-cell office:value-type="float" office:value="0.24721">
                <text:p>0.247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5748">
                <text:p>-0.05748</text:p>
              </table:table-cell>
              <table:table-cell office:value-type="float" office:value="0.32105">
                <text:p>0.32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8034">
                <text:p>-0.08034</text:p>
              </table:table-cell>
              <table:table-cell office:value-type="float" office:value="0.08834">
                <text:p>0.08834</text:p>
              </table:table-cell>
              <table:table-cell office:value-type="float" office:value="-0.01378">
                <text:p>-0.01378</text:p>
              </table:table-cell>
              <table:table-cell office:value-type="float" office:value="0.26727">
                <text:p>0.26727</text:p>
              </table:table-cell>
              <table:table-cell office:value-type="float" office:value="-0.04626">
                <text:p>-0.04626</text:p>
              </table:table-cell>
              <table:table-cell office:value-type="float" office:value="0.04468">
                <text:p>0.04468</text:p>
              </table:table-cell>
              <table:table-cell office:value-type="float" office:value="-0.05086">
                <text:p>-0.05086</text:p>
              </table:table-cell>
              <table:table-cell office:value-type="float" office:value="0.17465">
                <text:p>0.17465</text:p>
              </table:table-cell>
              <table:table-cell office:value-type="float" office:value="-0.07725">
                <text:p>-0.07725</text:p>
              </table:table-cell>
              <table:table-cell office:value-type="float" office:value="0.24718">
                <text:p>0.247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6734">
                <text:p>-0.06734</text:p>
              </table:table-cell>
              <table:table-cell office:value-type="float" office:value="0.33252">
                <text:p>0.33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7993">
                <text:p>-0.07993</text:p>
              </table:table-cell>
              <table:table-cell office:value-type="float" office:value="0.08928">
                <text:p>0.08928</text:p>
              </table:table-cell>
              <table:table-cell office:value-type="float" office:value="-0.00906">
                <text:p>-0.00906</text:p>
              </table:table-cell>
              <table:table-cell office:value-type="float" office:value="0.27172">
                <text:p>0.27172</text:p>
              </table:table-cell>
              <table:table-cell office:value-type="float" office:value="-0.04623">
                <text:p>-0.04623</text:p>
              </table:table-cell>
              <table:table-cell office:value-type="float" office:value="0.04462">
                <text:p>0.04462</text:p>
              </table:table-cell>
              <table:table-cell office:value-type="float" office:value="-0.05118">
                <text:p>-0.05118</text:p>
              </table:table-cell>
              <table:table-cell office:value-type="float" office:value="0.17459">
                <text:p>0.17459</text:p>
              </table:table-cell>
              <table:table-cell office:value-type="float" office:value="-0.07731">
                <text:p>-0.07731</text:p>
              </table:table-cell>
              <table:table-cell office:value-type="float" office:value="0.24712">
                <text:p>0.247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7654">
                <text:p>-0.07654</text:p>
              </table:table-cell>
              <table:table-cell office:value-type="float" office:value="0.33924">
                <text:p>0.33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7963">
                <text:p>-0.07963</text:p>
              </table:table-cell>
              <table:table-cell office:value-type="float" office:value="0.09155">
                <text:p>0.09155</text:p>
              </table:table-cell>
              <table:table-cell office:value-type="float" office:value="-0.01235">
                <text:p>-0.01235</text:p>
              </table:table-cell>
              <table:table-cell office:value-type="float" office:value="0.26908">
                <text:p>0.26908</text:p>
              </table:table-cell>
              <table:table-cell office:value-type="float" office:value="-0.04604">
                <text:p>-0.04604</text:p>
              </table:table-cell>
              <table:table-cell office:value-type="float" office:value="0.04462">
                <text:p>0.04462</text:p>
              </table:table-cell>
              <table:table-cell office:value-type="float" office:value="-0.05025">
                <text:p>-0.05025</text:p>
              </table:table-cell>
              <table:table-cell office:value-type="float" office:value="0.17308">
                <text:p>0.17308</text:p>
              </table:table-cell>
              <table:table-cell office:value-type="float" office:value="-0.07736">
                <text:p>-0.07736</text:p>
              </table:table-cell>
              <table:table-cell office:value-type="float" office:value="0.24707">
                <text:p>0.247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8491">
                <text:p>-0.08491</text:p>
              </table:table-cell>
              <table:table-cell office:value-type="float" office:value="0.34762">
                <text:p>0.34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7944">
                <text:p>-0.07944</text:p>
              </table:table-cell>
              <table:table-cell office:value-type="float" office:value="0.09508">
                <text:p>0.09508</text:p>
              </table:table-cell>
              <table:table-cell office:value-type="float" office:value="-0.00856">
                <text:p>-0.00856</text:p>
              </table:table-cell>
              <table:table-cell office:value-type="float" office:value="0.27253">
                <text:p>0.27253</text:p>
              </table:table-cell>
              <table:table-cell office:value-type="float" office:value="-0.04584">
                <text:p>-0.04584</text:p>
              </table:table-cell>
              <table:table-cell office:value-type="float" office:value="0.04463">
                <text:p>0.04463</text:p>
              </table:table-cell>
              <table:table-cell office:value-type="float" office:value="-0.04974">
                <text:p>-0.04974</text:p>
              </table:table-cell>
              <table:table-cell office:value-type="float" office:value="0.17246">
                <text:p>0.17246</text:p>
              </table:table-cell>
              <table:table-cell office:value-type="float" office:value="-0.07738">
                <text:p>-0.07738</text:p>
              </table:table-cell>
              <table:table-cell office:value-type="float" office:value="0.24703">
                <text:p>0.247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9096">
                <text:p>-0.09096</text:p>
              </table:table-cell>
              <table:table-cell office:value-type="float" office:value="0.35138">
                <text:p>0.35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801">
                <text:p>-0.0801</text:p>
              </table:table-cell>
              <table:table-cell office:value-type="float" office:value="0.10452">
                <text:p>0.10452</text:p>
              </table:table-cell>
              <table:table-cell office:value-type="float" office:value="-0.01258">
                <text:p>-0.01258</text:p>
              </table:table-cell>
              <table:table-cell office:value-type="float" office:value="0.26924">
                <text:p>0.26924</text:p>
              </table:table-cell>
              <table:table-cell office:value-type="float" office:value="-0.04565">
                <text:p>-0.04565</text:p>
              </table:table-cell>
              <table:table-cell office:value-type="float" office:value="0.04463">
                <text:p>0.04463</text:p>
              </table:table-cell>
              <table:table-cell office:value-type="float" office:value="-0.05076">
                <text:p>-0.05076</text:p>
              </table:table-cell>
              <table:table-cell office:value-type="float" office:value="0.17593">
                <text:p>0.17593</text:p>
              </table:table-cell>
              <table:table-cell office:value-type="float" office:value="-0.07738">
                <text:p>-0.07738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949">
                <text:p>-0.0949</text:p>
              </table:table-cell>
              <table:table-cell office:value-type="float" office:value="0.35303">
                <text:p>0.35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8026">
                <text:p>-0.08026</text:p>
              </table:table-cell>
              <table:table-cell office:value-type="float" office:value="0.11406">
                <text:p>0.11406</text:p>
              </table:table-cell>
              <table:table-cell office:value-type="float" office:value="-0.01519">
                <text:p>-0.01519</text:p>
              </table:table-cell>
              <table:table-cell office:value-type="float" office:value="0.26704">
                <text:p>0.26704</text:p>
              </table:table-cell>
              <table:table-cell office:value-type="float" office:value="-0.04547">
                <text:p>-0.04547</text:p>
              </table:table-cell>
              <table:table-cell office:value-type="float" office:value="0.04464">
                <text:p>0.04464</text:p>
              </table:table-cell>
              <table:table-cell office:value-type="float" office:value="-0.05175">
                <text:p>-0.05175</text:p>
              </table:table-cell>
              <table:table-cell office:value-type="float" office:value="0.17924">
                <text:p>0.17924</text:p>
              </table:table-cell>
              <table:table-cell office:value-type="float" office:value="-0.07427">
                <text:p>-0.07427</text:p>
              </table:table-cell>
              <table:table-cell office:value-type="float" office:value="0.24647">
                <text:p>0.246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9817">
                <text:p>-0.09817</text:p>
              </table:table-cell>
              <table:table-cell office:value-type="float" office:value="0.35271">
                <text:p>0.35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7747">
                <text:p>-0.07747</text:p>
              </table:table-cell>
              <table:table-cell office:value-type="float" office:value="0.12112">
                <text:p>0.12112</text:p>
              </table:table-cell>
              <table:table-cell office:value-type="float" office:value="-0.00937">
                <text:p>-0.00937</text:p>
              </table:table-cell>
              <table:table-cell office:value-type="float" office:value="0.27176">
                <text:p>0.27176</text:p>
              </table:table-cell>
              <table:table-cell office:value-type="float" office:value="-0.04531">
                <text:p>-0.04531</text:p>
              </table:table-cell>
              <table:table-cell office:value-type="float" office:value="0.04463">
                <text:p>0.04463</text:p>
              </table:table-cell>
              <table:table-cell office:value-type="float" office:value="-0.05233">
                <text:p>-0.05233</text:p>
              </table:table-cell>
              <table:table-cell office:value-type="float" office:value="0.18147">
                <text:p>0.18147</text:p>
              </table:table-cell>
              <table:table-cell office:value-type="float" office:value="-0.06941">
                <text:p>-0.06941</text:p>
              </table:table-cell>
              <table:table-cell office:value-type="float" office:value="0.25172">
                <text:p>0.251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10136">
                <text:p>-0.10136</text:p>
              </table:table-cell>
              <table:table-cell office:value-type="float" office:value="0.34789">
                <text:p>0.34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7651">
                <text:p>-0.07651</text:p>
              </table:table-cell>
              <table:table-cell office:value-type="float" office:value="0.15093">
                <text:p>0.15093</text:p>
              </table:table-cell>
              <table:table-cell office:value-type="float" office:value="-0.01265">
                <text:p>-0.01265</text:p>
              </table:table-cell>
              <table:table-cell office:value-type="float" office:value="0.26906">
                <text:p>0.26906</text:p>
              </table:table-cell>
              <table:table-cell office:value-type="float" office:value="-0.04516">
                <text:p>-0.04516</text:p>
              </table:table-cell>
              <table:table-cell office:value-type="float" office:value="0.04463">
                <text:p>0.04463</text:p>
              </table:table-cell>
              <table:table-cell office:value-type="float" office:value="-0.05275">
                <text:p>-0.05275</text:p>
              </table:table-cell>
              <table:table-cell office:value-type="float" office:value="0.18327">
                <text:p>0.18327</text:p>
              </table:table-cell>
              <table:table-cell office:value-type="float" office:value="-0.06184">
                <text:p>-0.06184</text:p>
              </table:table-cell>
              <table:table-cell office:value-type="float" office:value="0.25479">
                <text:p>0.254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10301">
                <text:p>-0.10301</text:p>
              </table:table-cell>
              <table:table-cell office:value-type="float" office:value="0.34491">
                <text:p>0.34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8017">
                <text:p>-0.08017</text:p>
              </table:table-cell>
              <table:table-cell office:value-type="float" office:value="0.18583">
                <text:p>0.18583</text:p>
              </table:table-cell>
              <table:table-cell office:value-type="float" office:value="-0.00804">
                <text:p>-0.00804</text:p>
              </table:table-cell>
              <table:table-cell office:value-type="float" office:value="0.27277">
                <text:p>0.27277</text:p>
              </table:table-cell>
              <table:table-cell office:value-type="float" office:value="-0.04502">
                <text:p>-0.04502</text:p>
              </table:table-cell>
              <table:table-cell office:value-type="float" office:value="0.04463">
                <text:p>0.04463</text:p>
              </table:table-cell>
              <table:table-cell office:value-type="float" office:value="-0.05301">
                <text:p>-0.05301</text:p>
              </table:table-cell>
              <table:table-cell office:value-type="float" office:value="0.18462">
                <text:p>0.18462</text:p>
              </table:table-cell>
              <table:table-cell office:value-type="float" office:value="-0.04291">
                <text:p>-0.04291</text:p>
              </table:table-cell>
              <table:table-cell office:value-type="float" office:value="0.25817">
                <text:p>0.258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10379">
                <text:p>-0.10379</text:p>
              </table:table-cell>
              <table:table-cell office:value-type="float" office:value="0.34259">
                <text:p>0.3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7816">
                <text:p>-0.07816</text:p>
              </table:table-cell>
              <table:table-cell office:value-type="float" office:value="0.21105">
                <text:p>0.21105</text:p>
              </table:table-cell>
              <table:table-cell office:value-type="float" office:value="-0.01341">
                <text:p>-0.01341</text:p>
              </table:table-cell>
              <table:table-cell office:value-type="float" office:value="0.26801">
                <text:p>0.26801</text:p>
              </table:table-cell>
              <table:table-cell office:value-type="float" office:value="-0.04491">
                <text:p>-0.04491</text:p>
              </table:table-cell>
              <table:table-cell office:value-type="float" office:value="0.04463">
                <text:p>0.04463</text:p>
              </table:table-cell>
              <table:table-cell office:value-type="float" office:value="-0.04928">
                <text:p>-0.04928</text:p>
              </table:table-cell>
              <table:table-cell office:value-type="float" office:value="0.16964">
                <text:p>0.16964</text:p>
              </table:table-cell>
              <table:table-cell office:value-type="float" office:value="-0.0337">
                <text:p>-0.0337</text:p>
              </table:table-cell>
              <table:table-cell office:value-type="float" office:value="0.2569">
                <text:p>0.25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10399">
                <text:p>-0.10399</text:p>
              </table:table-cell>
              <table:table-cell office:value-type="float" office:value="0.34098">
                <text:p>0.34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7788">
                <text:p>-0.07788</text:p>
              </table:table-cell>
              <table:table-cell office:value-type="float" office:value="0.23258">
                <text:p>0.23258</text:p>
              </table:table-cell>
              <table:table-cell office:value-type="float" office:value="-0.01699">
                <text:p>-0.01699</text:p>
              </table:table-cell>
              <table:table-cell office:value-type="float" office:value="0.28072">
                <text:p>0.28072</text:p>
              </table:table-cell>
              <table:table-cell office:value-type="float" office:value="-0.04482">
                <text:p>-0.04482</text:p>
              </table:table-cell>
              <table:table-cell office:value-type="float" office:value="0.04465">
                <text:p>0.04465</text:p>
              </table:table-cell>
              <table:table-cell office:value-type="float" office:value="-0.04836">
                <text:p>-0.04836</text:p>
              </table:table-cell>
              <table:table-cell office:value-type="float" office:value="0.16789">
                <text:p>0.16789</text:p>
              </table:table-cell>
              <table:table-cell office:value-type="float" office:value="-0.0226">
                <text:p>-0.0226</text:p>
              </table:table-cell>
              <table:table-cell office:value-type="float" office:value="0.25497">
                <text:p>0.254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10361">
                <text:p>-0.10361</text:p>
              </table:table-cell>
              <table:table-cell office:value-type="float" office:value="0.33986">
                <text:p>0.33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7645">
                <text:p>-0.07645</text:p>
              </table:table-cell>
              <table:table-cell office:value-type="float" office:value="0.25252">
                <text:p>0.25252</text:p>
              </table:table-cell>
              <table:table-cell office:value-type="float" office:value="-0.02018">
                <text:p>-0.02018</text:p>
              </table:table-cell>
              <table:table-cell office:value-type="float" office:value="0.27447">
                <text:p>0.27447</text:p>
              </table:table-cell>
              <table:table-cell office:value-type="float" office:value="-0.04472">
                <text:p>-0.04472</text:p>
              </table:table-cell>
              <table:table-cell office:value-type="float" office:value="0.04467">
                <text:p>0.04467</text:p>
              </table:table-cell>
              <table:table-cell office:value-type="float" office:value="-0.04739">
                <text:p>-0.04739</text:p>
              </table:table-cell>
              <table:table-cell office:value-type="float" office:value="0.16673">
                <text:p>0.16673</text:p>
              </table:table-cell>
              <table:table-cell office:value-type="float" office:value="-0.02323">
                <text:p>-0.02323</text:p>
              </table:table-cell>
              <table:table-cell office:value-type="float" office:value="0.24958">
                <text:p>0.249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10155">
                <text:p>-0.10155</text:p>
              </table:table-cell>
              <table:table-cell office:value-type="float" office:value="0.33899">
                <text:p>0.3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7588">
                <text:p>-0.07588</text:p>
              </table:table-cell>
              <table:table-cell office:value-type="float" office:value="0.26466">
                <text:p>0.26466</text:p>
              </table:table-cell>
              <table:table-cell office:value-type="float" office:value="-0.02219">
                <text:p>-0.02219</text:p>
              </table:table-cell>
              <table:table-cell office:value-type="float" office:value="0.26946">
                <text:p>0.26946</text:p>
              </table:table-cell>
              <table:table-cell office:value-type="float" office:value="-0.04464">
                <text:p>-0.04464</text:p>
              </table:table-cell>
              <table:table-cell office:value-type="float" office:value="0.04469">
                <text:p>0.04469</text:p>
              </table:table-cell>
              <table:table-cell office:value-type="float" office:value="-0.04637">
                <text:p>-0.04637</text:p>
              </table:table-cell>
              <table:table-cell office:value-type="float" office:value="0.16636">
                <text:p>0.16636</text:p>
              </table:table-cell>
              <table:table-cell office:value-type="float" office:value="-0.02044">
                <text:p>-0.02044</text:p>
              </table:table-cell>
              <table:table-cell office:value-type="float" office:value="0.24803">
                <text:p>0.248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9828">
                <text:p>-0.09828</text:p>
              </table:table-cell>
              <table:table-cell office:value-type="float" office:value="0.33767">
                <text:p>0.33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7522">
                <text:p>-0.07522</text:p>
              </table:table-cell>
              <table:table-cell office:value-type="float" office:value="0.27459">
                <text:p>0.27459</text:p>
              </table:table-cell>
              <table:table-cell office:value-type="float" office:value="-0.02872">
                <text:p>-0.02872</text:p>
              </table:table-cell>
              <table:table-cell office:value-type="float" office:value="0.25625">
                <text:p>0.25625</text:p>
              </table:table-cell>
              <table:table-cell office:value-type="float" office:value="-0.04456">
                <text:p>-0.04456</text:p>
              </table:table-cell>
              <table:table-cell office:value-type="float" office:value="0.04472">
                <text:p>0.04472</text:p>
              </table:table-cell>
              <table:table-cell office:value-type="float" office:value="-0.04608">
                <text:p>-0.04608</text:p>
              </table:table-cell>
              <table:table-cell office:value-type="float" office:value="0.1675">
                <text:p>0.1675</text:p>
              </table:table-cell>
              <table:table-cell office:value-type="float" office:value="-0.01953">
                <text:p>-0.01953</text:p>
              </table:table-cell>
              <table:table-cell office:value-type="float" office:value="0.24776">
                <text:p>0.247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9039">
                <text:p>-0.09039</text:p>
              </table:table-cell>
              <table:table-cell office:value-type="float" office:value="0.33914">
                <text:p>0.33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7482">
                <text:p>-0.07482</text:p>
              </table:table-cell>
              <table:table-cell office:value-type="float" office:value="0.28004">
                <text:p>0.28004</text:p>
              </table:table-cell>
              <table:table-cell office:value-type="float" office:value="-0.02537">
                <text:p>-0.02537</text:p>
              </table:table-cell>
              <table:table-cell office:value-type="float" office:value="0.26891">
                <text:p>0.26891</text:p>
              </table:table-cell>
              <table:table-cell office:value-type="float" office:value="-0.04449">
                <text:p>-0.04449</text:p>
              </table:table-cell>
              <table:table-cell office:value-type="float" office:value="0.04475">
                <text:p>0.04475</text:p>
              </table:table-cell>
              <table:table-cell office:value-type="float" office:value="-0.04622">
                <text:p>-0.04622</text:p>
              </table:table-cell>
              <table:table-cell office:value-type="float" office:value="0.16944">
                <text:p>0.16944</text:p>
              </table:table-cell>
              <table:table-cell office:value-type="float" office:value="-0.03303">
                <text:p>-0.03303</text:p>
              </table:table-cell>
              <table:table-cell office:value-type="float" office:value="0.24653">
                <text:p>0.246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8436">
                <text:p>-0.08436</text:p>
              </table:table-cell>
              <table:table-cell office:value-type="float" office:value="0.33628">
                <text:p>0.33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7426">
                <text:p>-0.07426</text:p>
              </table:table-cell>
              <table:table-cell office:value-type="float" office:value="0.28319">
                <text:p>0.28319</text:p>
              </table:table-cell>
              <table:table-cell office:value-type="float" office:value="-0.02324">
                <text:p>-0.02324</text:p>
              </table:table-cell>
              <table:table-cell office:value-type="float" office:value="0.27555">
                <text:p>0.27555</text:p>
              </table:table-cell>
              <table:table-cell office:value-type="float" office:value="-0.04443">
                <text:p>-0.04443</text:p>
              </table:table-cell>
              <table:table-cell office:value-type="float" office:value="0.04476">
                <text:p>0.04476</text:p>
              </table:table-cell>
              <table:table-cell office:value-type="float" office:value="-0.04673">
                <text:p>-0.04673</text:p>
              </table:table-cell>
              <table:table-cell office:value-type="float" office:value="0.1718">
                <text:p>0.1718</text:p>
              </table:table-cell>
              <table:table-cell office:value-type="float" office:value="-0.043">
                <text:p>-0.043</text:p>
              </table:table-cell>
              <table:table-cell office:value-type="float" office:value="0.24569">
                <text:p>0.245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7808">
                <text:p>-0.07808</text:p>
              </table:table-cell>
              <table:table-cell office:value-type="float" office:value="0.33367">
                <text:p>0.33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7351">
                <text:p>-0.07351</text:p>
              </table:table-cell>
              <table:table-cell office:value-type="float" office:value="0.28472">
                <text:p>0.28472</text:p>
              </table:table-cell>
              <table:table-cell office:value-type="float" office:value="-0.02178">
                <text:p>-0.02178</text:p>
              </table:table-cell>
              <table:table-cell office:value-type="float" office:value="0.27945">
                <text:p>0.27945</text:p>
              </table:table-cell>
              <table:table-cell office:value-type="float" office:value="-0.04438">
                <text:p>-0.04438</text:p>
              </table:table-cell>
              <table:table-cell office:value-type="float" office:value="0.04479">
                <text:p>0.04479</text:p>
              </table:table-cell>
              <table:table-cell office:value-type="float" office:value="-0.04723">
                <text:p>-0.04723</text:p>
              </table:table-cell>
              <table:table-cell office:value-type="float" office:value="0.17381">
                <text:p>0.17381</text:p>
              </table:table-cell>
              <table:table-cell office:value-type="float" office:value="-0.05674">
                <text:p>-0.05674</text:p>
              </table:table-cell>
              <table:table-cell office:value-type="float" office:value="0.24736">
                <text:p>0.247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7072">
                <text:p>-0.07072</text:p>
              </table:table-cell>
              <table:table-cell office:value-type="float" office:value="0.33009">
                <text:p>0.33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7248">
                <text:p>-0.07248</text:p>
              </table:table-cell>
              <table:table-cell office:value-type="float" office:value="0.28548">
                <text:p>0.28548</text:p>
              </table:table-cell>
              <table:table-cell office:value-type="float" office:value="-0.02081">
                <text:p>-0.02081</text:p>
              </table:table-cell>
              <table:table-cell office:value-type="float" office:value="0.28195">
                <text:p>0.28195</text:p>
              </table:table-cell>
              <table:table-cell office:value-type="float" office:value="-0.04433">
                <text:p>-0.04433</text:p>
              </table:table-cell>
              <table:table-cell office:value-type="float" office:value="0.04482">
                <text:p>0.04482</text:p>
              </table:table-cell>
              <table:table-cell office:value-type="float" office:value="-0.0476">
                <text:p>-0.0476</text:p>
              </table:table-cell>
              <table:table-cell office:value-type="float" office:value="0.1757">
                <text:p>0.1757</text:p>
              </table:table-cell>
              <table:table-cell office:value-type="float" office:value="-0.06367">
                <text:p>-0.06367</text:p>
              </table:table-cell>
              <table:table-cell office:value-type="float" office:value="0.24595">
                <text:p>0.245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6535">
                <text:p>-0.06535</text:p>
              </table:table-cell>
              <table:table-cell office:value-type="float" office:value="0.32794">
                <text:p>0.32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7139">
                <text:p>-0.07139</text:p>
              </table:table-cell>
              <table:table-cell office:value-type="float" office:value="0.28518">
                <text:p>0.28518</text:p>
              </table:table-cell>
              <table:table-cell office:value-type="float" office:value="-0.02014">
                <text:p>-0.02014</text:p>
              </table:table-cell>
              <table:table-cell office:value-type="float" office:value="0.28362">
                <text:p>0.28362</text:p>
              </table:table-cell>
              <table:table-cell office:value-type="float" office:value="-0.0443">
                <text:p>-0.0443</text:p>
              </table:table-cell>
              <table:table-cell office:value-type="float" office:value="0.04488">
                <text:p>0.04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7467">
                <text:p>-0.07467</text:p>
              </table:table-cell>
              <table:table-cell office:value-type="float" office:value="0.24548">
                <text:p>0.245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6017">
                <text:p>-0.06017</text:p>
              </table:table-cell>
              <table:table-cell office:value-type="float" office:value="0.32558">
                <text:p>0.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702">
                <text:p>-0.0702</text:p>
              </table:table-cell>
              <table:table-cell office:value-type="float" office:value="0.28414">
                <text:p>0.28414</text:p>
              </table:table-cell>
              <table:table-cell office:value-type="float" office:value="-0.01948">
                <text:p>-0.01948</text:p>
              </table:table-cell>
              <table:table-cell office:value-type="float" office:value="0.28474">
                <text:p>0.28474</text:p>
              </table:table-cell>
              <table:table-cell office:value-type="float" office:value="-0.04427">
                <text:p>-0.04427</text:p>
              </table:table-cell>
              <table:table-cell office:value-type="float" office:value="0.04496">
                <text:p>0.04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7984">
                <text:p>-0.07984</text:p>
              </table:table-cell>
              <table:table-cell office:value-type="float" office:value="0.24553">
                <text:p>0.245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5636">
                <text:p>-0.05636</text:p>
              </table:table-cell>
              <table:table-cell office:value-type="float" office:value="0.32356">
                <text:p>0.32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907">
                <text:p>-0.06907</text:p>
              </table:table-cell>
              <table:table-cell office:value-type="float" office:value="0.28276">
                <text:p>0.28276</text:p>
              </table:table-cell>
              <table:table-cell office:value-type="float" office:value="-0.01891">
                <text:p>-0.01891</text:p>
              </table:table-cell>
              <table:table-cell office:value-type="float" office:value="0.28548">
                <text:p>0.28548</text:p>
              </table:table-cell>
              <table:table-cell office:value-type="float" office:value="-0.04426">
                <text:p>-0.04426</text:p>
              </table:table-cell>
              <table:table-cell office:value-type="float" office:value="0.04503">
                <text:p>0.0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8292">
                <text:p>-0.08292</text:p>
              </table:table-cell>
              <table:table-cell office:value-type="float" office:value="0.24566">
                <text:p>0.245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808">
                <text:p>-0.06808</text:p>
              </table:table-cell>
              <table:table-cell office:value-type="float" office:value="0.28132">
                <text:p>0.28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4425">
                <text:p>-0.04425</text:p>
              </table:table-cell>
              <table:table-cell office:value-type="float" office:value="0.04511">
                <text:p>0.04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8461">
                <text:p>-0.08461</text:p>
              </table:table-cell>
              <table:table-cell office:value-type="float" office:value="0.24582">
                <text:p>0.245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719">
                <text:p>-0.06719</text:p>
              </table:table-cell>
              <table:table-cell office:value-type="float" office:value="0.27972">
                <text:p>0.27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4424">
                <text:p>-0.04424</text:p>
              </table:table-cell>
              <table:table-cell office:value-type="float" office:value="0.0452">
                <text:p>0.0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8493">
                <text:p>-0.08493</text:p>
              </table:table-cell>
              <table:table-cell office:value-type="float" office:value="0.24611">
                <text:p>0.246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63">
                <text:p>-0.0663</text:p>
              </table:table-cell>
              <table:table-cell office:value-type="float" office:value="0.27802">
                <text:p>0.27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4423">
                <text:p>-0.04423</text:p>
              </table:table-cell>
              <table:table-cell office:value-type="float" office:value="0.04529">
                <text:p>0.04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8114">
                <text:p>-0.08114</text:p>
              </table:table-cell>
              <table:table-cell office:value-type="float" office:value="0.24711">
                <text:p>0.247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56">
                <text:p>-0.0656</text:p>
              </table:table-cell>
              <table:table-cell office:value-type="float" office:value="0.27654">
                <text:p>0.27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4423">
                <text:p>-0.04423</text:p>
              </table:table-cell>
              <table:table-cell office:value-type="float" office:value="0.04537">
                <text:p>0.04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692">
                <text:p>-0.06692</text:p>
              </table:table-cell>
              <table:table-cell office:value-type="float" office:value="0.25637">
                <text:p>0.256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503">
                <text:p>-0.06503</text:p>
              </table:table-cell>
              <table:table-cell office:value-type="float" office:value="0.27523">
                <text:p>0.27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4423">
                <text:p>-0.04423</text:p>
              </table:table-cell>
              <table:table-cell office:value-type="float" office:value="0.04546">
                <text:p>0.04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102">
                <text:p>-0.06102</text:p>
              </table:table-cell>
              <table:table-cell office:value-type="float" office:value="0.25971">
                <text:p>0.259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462">
                <text:p>-0.06462</text:p>
              </table:table-cell>
              <table:table-cell office:value-type="float" office:value="0.27425">
                <text:p>0.27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4422">
                <text:p>-0.04422</text:p>
              </table:table-cell>
              <table:table-cell office:value-type="float" office:value="0.04553">
                <text:p>0.04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5504">
                <text:p>-0.05504</text:p>
              </table:table-cell>
              <table:table-cell office:value-type="float" office:value="0.26225">
                <text:p>0.262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432">
                <text:p>-0.06432</text:p>
              </table:table-cell>
              <table:table-cell office:value-type="float" office:value="0.27348">
                <text:p>0.27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4422">
                <text:p>-0.04422</text:p>
              </table:table-cell>
              <table:table-cell office:value-type="float" office:value="0.04559">
                <text:p>0.04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937">
                <text:p>-0.00937</text:p>
              </table:table-cell>
              <table:table-cell office:value-type="float" office:value="0.25087">
                <text:p>0.250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413">
                <text:p>-0.06413</text:p>
              </table:table-cell>
              <table:table-cell office:value-type="float" office:value="0.27292">
                <text:p>0.27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4422">
                <text:p>-0.04422</text:p>
              </table:table-cell>
              <table:table-cell office:value-type="float" office:value="0.04566">
                <text:p>0.04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16">
                <text:p>0.01316</text:p>
              </table:table-cell>
              <table:table-cell office:value-type="float" office:value="0.24516">
                <text:p>0.245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4">
                <text:p>-0.064</text:p>
              </table:table-cell>
              <table:table-cell office:value-type="float" office:value="0.27248">
                <text:p>0.27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4423">
                <text:p>-0.04423</text:p>
              </table:table-cell>
              <table:table-cell office:value-type="float" office:value="0.04572">
                <text:p>0.04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069">
                <text:p>-0.00069</text:p>
              </table:table-cell>
              <table:table-cell office:value-type="float" office:value="0.24358">
                <text:p>0.243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39">
                <text:p>-0.0639</text:p>
              </table:table-cell>
              <table:table-cell office:value-type="float" office:value="0.27214">
                <text:p>0.2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4424">
                <text:p>-0.04424</text:p>
              </table:table-cell>
              <table:table-cell office:value-type="float" office:value="0.04578">
                <text:p>0.04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16">
                <text:p>0.01316</text:p>
              </table:table-cell>
              <table:table-cell office:value-type="float" office:value="0.24106">
                <text:p>0.241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388">
                <text:p>-0.06388</text:p>
              </table:table-cell>
              <table:table-cell office:value-type="float" office:value="0.27186">
                <text:p>0.27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4424">
                <text:p>-0.04424</text:p>
              </table:table-cell>
              <table:table-cell office:value-type="float" office:value="0.04581">
                <text:p>0.04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1503">
                <text:p>-0.01503</text:p>
              </table:table-cell>
              <table:table-cell office:value-type="float" office:value="0.25294">
                <text:p>0.252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388">
                <text:p>-0.06388</text:p>
              </table:table-cell>
              <table:table-cell office:value-type="float" office:value="0.27164">
                <text:p>0.27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3079">
                <text:p>-0.03079</text:p>
              </table:table-cell>
              <table:table-cell office:value-type="float" office:value="0.25537">
                <text:p>0.255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388">
                <text:p>-0.06388</text:p>
              </table:table-cell>
              <table:table-cell office:value-type="float" office:value="0.27149">
                <text:p>0.27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4665">
                <text:p>-0.04665</text:p>
              </table:table-cell>
              <table:table-cell office:value-type="float" office:value="0.25873">
                <text:p>0.258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391">
                <text:p>-0.06391</text:p>
              </table:table-cell>
              <table:table-cell office:value-type="float" office:value="0.27136">
                <text:p>0.27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5918">
                <text:p>-0.05918</text:p>
              </table:table-cell>
              <table:table-cell office:value-type="float" office:value="0.26258">
                <text:p>0.262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397">
                <text:p>-0.06397</text:p>
              </table:table-cell>
              <table:table-cell office:value-type="float" office:value="0.27126">
                <text:p>0.27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631">
                <text:p>-0.06631</text:p>
              </table:table-cell>
              <table:table-cell office:value-type="float" office:value="0.2644">
                <text:p>0.26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402">
                <text:p>-0.06402</text:p>
              </table:table-cell>
              <table:table-cell office:value-type="float" office:value="0.27118">
                <text:p>0.27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7043">
                <text:p>-0.07043</text:p>
              </table:table-cell>
              <table:table-cell office:value-type="float" office:value="0.26534">
                <text:p>0.265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409">
                <text:p>-0.06409</text:p>
              </table:table-cell>
              <table:table-cell office:value-type="float" office:value="0.27111">
                <text:p>0.27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7285">
                <text:p>-0.07285</text:p>
              </table:table-cell>
              <table:table-cell office:value-type="float" office:value="0.26263">
                <text:p>0.262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416">
                <text:p>-0.06416</text:p>
              </table:table-cell>
              <table:table-cell office:value-type="float" office:value="0.27105">
                <text:p>0.27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7437">
                <text:p>-0.07437</text:p>
              </table:table-cell>
              <table:table-cell office:value-type="float" office:value="0.25927">
                <text:p>0.259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425">
                <text:p>-0.06425</text:p>
              </table:table-cell>
              <table:table-cell office:value-type="float" office:value="0.271">
                <text:p>0.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7515">
                <text:p>-0.07515</text:p>
              </table:table-cell>
              <table:table-cell office:value-type="float" office:value="0.25598">
                <text:p>0.255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433">
                <text:p>-0.06433</text:p>
              </table:table-cell>
              <table:table-cell office:value-type="float" office:value="0.27096">
                <text:p>0.27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7543">
                <text:p>-0.07543</text:p>
              </table:table-cell>
              <table:table-cell office:value-type="float" office:value="0.25344">
                <text:p>0.253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442">
                <text:p>-0.06442</text:p>
              </table:table-cell>
              <table:table-cell office:value-type="float" office:value="0.27092">
                <text:p>0.27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7546">
                <text:p>-0.07546</text:p>
              </table:table-cell>
              <table:table-cell office:value-type="float" office:value="0.25148">
                <text:p>0.251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447">
                <text:p>-0.06447</text:p>
              </table:table-cell>
              <table:table-cell office:value-type="float" office:value="0.27089">
                <text:p>0.27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7544">
                <text:p>-0.07544</text:p>
              </table:table-cell>
              <table:table-cell office:value-type="float" office:value="0.24998">
                <text:p>0.249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454">
                <text:p>-0.06454</text:p>
              </table:table-cell>
              <table:table-cell office:value-type="float" office:value="0.27086">
                <text:p>0.2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7536">
                <text:p>-0.07536</text:p>
              </table:table-cell>
              <table:table-cell office:value-type="float" office:value="0.24886">
                <text:p>0.248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46">
                <text:p>-0.0646</text:p>
              </table:table-cell>
              <table:table-cell office:value-type="float" office:value="0.27083">
                <text:p>0.27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7527">
                <text:p>-0.07527</text:p>
              </table:table-cell>
              <table:table-cell office:value-type="float" office:value="0.24806">
                <text:p>0.248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466">
                <text:p>-0.06466</text:p>
              </table:table-cell>
              <table:table-cell office:value-type="float" office:value="0.2708">
                <text:p>0.2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7516">
                <text:p>-0.07516</text:p>
              </table:table-cell>
              <table:table-cell office:value-type="float" office:value="0.24748">
                <text:p>0.247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471">
                <text:p>-0.06471</text:p>
              </table:table-cell>
              <table:table-cell office:value-type="float" office:value="0.27077">
                <text:p>0.27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476">
                <text:p>-0.06476</text:p>
              </table:table-cell>
              <table:table-cell office:value-type="float" office:value="0.27074">
                <text:p>0.27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482">
                <text:p>-0.06482</text:p>
              </table:table-cell>
              <table:table-cell office:value-type="float" office:value="0.27071">
                <text:p>0.27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49">
                <text:p>-0.0649</text:p>
              </table:table-cell>
              <table:table-cell office:value-type="float" office:value="0.27066">
                <text:p>0.27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498">
                <text:p>-0.06498</text:p>
              </table:table-cell>
              <table:table-cell office:value-type="float" office:value="0.27061">
                <text:p>0.27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506">
                <text:p>-0.06506</text:p>
              </table:table-cell>
              <table:table-cell office:value-type="float" office:value="0.27055">
                <text:p>0.27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515">
                <text:p>-0.06515</text:p>
              </table:table-cell>
              <table:table-cell office:value-type="float" office:value="0.27048">
                <text:p>0.27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524">
                <text:p>-0.06524</text:p>
              </table:table-cell>
              <table:table-cell office:value-type="float" office:value="0.27041">
                <text:p>0.27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532">
                <text:p>-0.06532</text:p>
              </table:table-cell>
              <table:table-cell office:value-type="float" office:value="0.27034">
                <text:p>0.27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54">
                <text:p>-0.0654</text:p>
              </table:table-cell>
              <table:table-cell office:value-type="float" office:value="0.27027">
                <text:p>0.27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